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7.837cm" svg:height="15.67cm" draw:transform="rotate (-0.00157079632679504) translate (13.449cm 4.015cm)">
            <draw:object draw:notify-on-update-of-ranges="Лист1.A1:Лист1.A1 Лист1.A2:Лист1.A207 Лист1.B1:Лист1.B1 Лист1.B2:Лист1.B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837cm" svg:height="15.67cm" draw:transform="rotate (-0.0092502450355705) translate (13.51cm 3.908cm)">
            <draw:object draw:notify-on-update-of-ranges="Лист1.A2:Лист1.A207 Лист1.B1:Лист1.B1 Лист1.B2:Лист1.B2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.9638064" calcext:value-type="float">
            <text:p>3,9638064</text:p>
          </table:table-cell>
          <table:table-cell office:value-type="float" office:value="7.1285385" calcext:value-type="float">
            <text:p>7,1285385</text:p>
          </table:table-cell>
        </table:table-row>
        <table:table-row table:style-name="ro1">
          <table:table-cell office:value-type="float" office:value="4.1852033" calcext:value-type="float">
            <text:p>4,1852033</text:p>
          </table:table-cell>
          <table:table-cell office:value-type="float" office:value="6.1452368" calcext:value-type="float">
            <text:p>6,1452368</text:p>
          </table:table-cell>
        </table:table-row>
        <table:table-row table:style-name="ro1">
          <table:table-cell office:value-type="float" office:value="6.9407125" calcext:value-type="float">
            <text:p>6,9407125</text:p>
          </table:table-cell>
          <table:table-cell office:value-type="float" office:value="18.9404389" calcext:value-type="float">
            <text:p>18,9404389</text:p>
          </table:table-cell>
        </table:table-row>
        <table:table-row table:style-name="ro1">
          <table:table-cell office:value-type="float" office:value="6.8704047" calcext:value-type="float">
            <text:p>6,8704047</text:p>
          </table:table-cell>
          <table:table-cell office:value-type="float" office:value="19.0020998" calcext:value-type="float">
            <text:p>19,0020998</text:p>
          </table:table-cell>
        </table:table-row>
        <table:table-row table:style-name="ro1">
          <table:table-cell office:value-type="float" office:value="7.2704227" calcext:value-type="float">
            <text:p>7,2704227</text:p>
          </table:table-cell>
          <table:table-cell office:value-type="float" office:value="19.6984415" calcext:value-type="float">
            <text:p>19,6984415</text:p>
          </table:table-cell>
        </table:table-row>
        <table:table-row table:style-name="ro1">
          <table:table-cell office:value-type="float" office:value="3.8438473" calcext:value-type="float">
            <text:p>3,8438473</text:p>
          </table:table-cell>
          <table:table-cell office:value-type="float" office:value="7.1735053" calcext:value-type="float">
            <text:p>7,1735053</text:p>
          </table:table-cell>
        </table:table-row>
        <table:table-row table:style-name="ro1">
          <table:table-cell office:value-type="float" office:value="7.0723781" calcext:value-type="float">
            <text:p>7,0723781</text:p>
          </table:table-cell>
          <table:table-cell office:value-type="float" office:value="18.8401346" calcext:value-type="float">
            <text:p>18,8401346</text:p>
          </table:table-cell>
        </table:table-row>
        <table:table-row table:style-name="ro1">
          <table:table-cell office:value-type="float" office:value="3.1628167" calcext:value-type="float">
            <text:p>3,1628167</text:p>
          </table:table-cell>
          <table:table-cell office:value-type="float" office:value="6.4672343" calcext:value-type="float">
            <text:p>6,4672343</text:p>
          </table:table-cell>
        </table:table-row>
        <table:table-row table:style-name="ro1">
          <table:table-cell office:value-type="float" office:value="6.3368945" calcext:value-type="float">
            <text:p>6,3368945</text:p>
          </table:table-cell>
          <table:table-cell office:value-type="float" office:value="18.4874206" calcext:value-type="float">
            <text:p>18,4874206</text:p>
          </table:table-cell>
        </table:table-row>
        <table:table-row table:style-name="ro1">
          <table:table-cell office:value-type="float" office:value="3.9439358" calcext:value-type="float">
            <text:p>3,9439358</text:p>
          </table:table-cell>
          <table:table-cell office:value-type="float" office:value="6.3825478" calcext:value-type="float">
            <text:p>6,3825478</text:p>
          </table:table-cell>
        </table:table-row>
        <table:table-row table:style-name="ro1">
          <table:table-cell office:value-type="float" office:value="6.4677128" calcext:value-type="float">
            <text:p>6,4677128</text:p>
          </table:table-cell>
          <table:table-cell office:value-type="float" office:value="18.7289476" calcext:value-type="float">
            <text:p>18,7289476</text:p>
          </table:table-cell>
        </table:table-row>
        <table:table-row table:style-name="ro1">
          <table:table-cell office:value-type="float" office:value="3.6610863" calcext:value-type="float">
            <text:p>3,6610863</text:p>
          </table:table-cell>
          <table:table-cell office:value-type="float" office:value="5.9799141" calcext:value-type="float">
            <text:p>5,9799141</text:p>
          </table:table-cell>
        </table:table-row>
        <table:table-row table:style-name="ro1">
          <table:table-cell office:value-type="float" office:value="7.280489" calcext:value-type="float">
            <text:p>7,280489</text:p>
          </table:table-cell>
          <table:table-cell office:value-type="float" office:value="19.4629449" calcext:value-type="float">
            <text:p>19,4629449</text:p>
          </table:table-cell>
        </table:table-row>
        <table:table-row table:style-name="ro1">
          <table:table-cell office:value-type="float" office:value="6.2090862" calcext:value-type="float">
            <text:p>6,2090862</text:p>
          </table:table-cell>
          <table:table-cell office:value-type="float" office:value="19.6372257" calcext:value-type="float">
            <text:p>19,6372257</text:p>
          </table:table-cell>
        </table:table-row>
        <table:table-row table:style-name="ro1">
          <table:table-cell office:value-type="float" office:value="3.9194596" calcext:value-type="float">
            <text:p>3,9194596</text:p>
          </table:table-cell>
          <table:table-cell office:value-type="float" office:value="7.6652859" calcext:value-type="float">
            <text:p>7,6652859</text:p>
          </table:table-cell>
        </table:table-row>
        <table:table-row table:style-name="ro1">
          <table:table-cell office:value-type="float" office:value="4.492111" calcext:value-type="float">
            <text:p>4,492111</text:p>
          </table:table-cell>
          <table:table-cell office:value-type="float" office:value="6.6355507" calcext:value-type="float">
            <text:p>6,6355507</text:p>
          </table:table-cell>
        </table:table-row>
        <table:table-row table:style-name="ro1">
          <table:table-cell office:value-type="float" office:value="4.0589284" calcext:value-type="float">
            <text:p>4,0589284</text:p>
          </table:table-cell>
          <table:table-cell office:value-type="float" office:value="8.3790031" calcext:value-type="float">
            <text:p>8,3790031</text:p>
          </table:table-cell>
        </table:table-row>
        <table:table-row table:style-name="ro1">
          <table:table-cell office:value-type="float" office:value="3.9301169" calcext:value-type="float">
            <text:p>3,9301169</text:p>
          </table:table-cell>
          <table:table-cell office:value-type="float" office:value="7.0770144" calcext:value-type="float">
            <text:p>7,0770144</text:p>
          </table:table-cell>
        </table:table-row>
        <table:table-row table:style-name="ro1">
          <table:table-cell office:value-type="float" office:value="3.7768029" calcext:value-type="float">
            <text:p>3,7768029</text:p>
          </table:table-cell>
          <table:table-cell office:value-type="float" office:value="6.3266337" calcext:value-type="float">
            <text:p>6,3266337</text:p>
          </table:table-cell>
        </table:table-row>
        <table:table-row table:style-name="ro1">
          <table:table-cell office:value-type="float" office:value="4.1557779" calcext:value-type="float">
            <text:p>4,1557779</text:p>
          </table:table-cell>
          <table:table-cell office:value-type="float" office:value="7.6264934" calcext:value-type="float">
            <text:p>7,6264934</text:p>
          </table:table-cell>
        </table:table-row>
        <table:table-row table:style-name="ro1">
          <table:table-cell office:value-type="float" office:value="4.26467" calcext:value-type="float">
            <text:p>4,26467</text:p>
          </table:table-cell>
          <table:table-cell office:value-type="float" office:value="7.341128" calcext:value-type="float">
            <text:p>7,341128</text:p>
          </table:table-cell>
        </table:table-row>
        <table:table-row table:style-name="ro1">
          <table:table-cell office:value-type="float" office:value="7.357053" calcext:value-type="float">
            <text:p>7,357053</text:p>
          </table:table-cell>
          <table:table-cell office:value-type="float" office:value="20.3705405" calcext:value-type="float">
            <text:p>20,3705405</text:p>
          </table:table-cell>
        </table:table-row>
        <table:table-row table:style-name="ro1">
          <table:table-cell office:value-type="float" office:value="6.6696892" calcext:value-type="float">
            <text:p>6,6696892</text:p>
          </table:table-cell>
          <table:table-cell office:value-type="float" office:value="19.1033544" calcext:value-type="float">
            <text:p>19,1033544</text:p>
          </table:table-cell>
        </table:table-row>
        <table:table-row table:style-name="ro1">
          <table:table-cell office:value-type="float" office:value="3.4187624" calcext:value-type="float">
            <text:p>3,4187624</text:p>
          </table:table-cell>
          <table:table-cell office:value-type="float" office:value="5.6849628" calcext:value-type="float">
            <text:p>5,6849628</text:p>
          </table:table-cell>
        </table:table-row>
        <table:table-row table:style-name="ro1">
          <table:table-cell office:value-type="float" office:value="3.437917" calcext:value-type="float">
            <text:p>3,437917</text:p>
          </table:table-cell>
          <table:table-cell office:value-type="float" office:value="6.0425659" calcext:value-type="float">
            <text:p>6,0425659</text:p>
          </table:table-cell>
        </table:table-row>
        <table:table-row table:style-name="ro1">
          <table:table-cell office:value-type="float" office:value="6.7199781" calcext:value-type="float">
            <text:p>6,7199781</text:p>
          </table:table-cell>
          <table:table-cell office:value-type="float" office:value="19.4190625" calcext:value-type="float">
            <text:p>19,4190625</text:p>
          </table:table-cell>
        </table:table-row>
        <table:table-row table:style-name="ro1">
          <table:table-cell office:value-type="float" office:value="6.9843017" calcext:value-type="float">
            <text:p>6,9843017</text:p>
          </table:table-cell>
          <table:table-cell office:value-type="float" office:value="20.479163" calcext:value-type="float">
            <text:p>20,479163</text:p>
          </table:table-cell>
        </table:table-row>
        <table:table-row table:style-name="ro1">
          <table:table-cell office:value-type="float" office:value="7.1282916" calcext:value-type="float">
            <text:p>7,1282916</text:p>
          </table:table-cell>
          <table:table-cell office:value-type="float" office:value="18.714912" calcext:value-type="float">
            <text:p>18,714912</text:p>
          </table:table-cell>
        </table:table-row>
        <table:table-row table:style-name="ro1">
          <table:table-cell office:value-type="float" office:value="4.146096" calcext:value-type="float">
            <text:p>4,146096</text:p>
          </table:table-cell>
          <table:table-cell office:value-type="float" office:value="6.997676" calcext:value-type="float">
            <text:p>6,997676</text:p>
          </table:table-cell>
        </table:table-row>
        <table:table-row table:style-name="ro1">
          <table:table-cell office:value-type="float" office:value="3.6585214" calcext:value-type="float">
            <text:p>3,6585214</text:p>
          </table:table-cell>
          <table:table-cell office:value-type="float" office:value="6.0361505" calcext:value-type="float">
            <text:p>6,0361505</text:p>
          </table:table-cell>
        </table:table-row>
        <table:table-row table:style-name="ro1">
          <table:table-cell office:value-type="float" office:value="7.4413504" calcext:value-type="float">
            <text:p>7,4413504</text:p>
          </table:table-cell>
          <table:table-cell office:value-type="float" office:value="19.0766271" calcext:value-type="float">
            <text:p>19,0766271</text:p>
          </table:table-cell>
        </table:table-row>
        <table:table-row table:style-name="ro1">
          <table:table-cell office:value-type="float" office:value="6.8783057" calcext:value-type="float">
            <text:p>6,8783057</text:p>
          </table:table-cell>
          <table:table-cell office:value-type="float" office:value="19.2181519" calcext:value-type="float">
            <text:p>19,2181519</text:p>
          </table:table-cell>
        </table:table-row>
        <table:table-row table:style-name="ro1">
          <table:table-cell office:value-type="float" office:value="3.6345589" calcext:value-type="float">
            <text:p>3,6345589</text:p>
          </table:table-cell>
          <table:table-cell office:value-type="float" office:value="8.5976575" calcext:value-type="float">
            <text:p>8,5976575</text:p>
          </table:table-cell>
        </table:table-row>
        <table:table-row table:style-name="ro1">
          <table:table-cell office:value-type="float" office:value="7.3164102" calcext:value-type="float">
            <text:p>7,3164102</text:p>
          </table:table-cell>
          <table:table-cell office:value-type="float" office:value="19.973096" calcext:value-type="float">
            <text:p>19,973096</text:p>
          </table:table-cell>
        </table:table-row>
        <table:table-row table:style-name="ro1">
          <table:table-cell office:value-type="float" office:value="3.7942096" calcext:value-type="float">
            <text:p>3,7942096</text:p>
          </table:table-cell>
          <table:table-cell office:value-type="float" office:value="6.6135634" calcext:value-type="float">
            <text:p>6,6135634</text:p>
          </table:table-cell>
        </table:table-row>
        <table:table-row table:style-name="ro1">
          <table:table-cell office:value-type="float" office:value="6.7152732" calcext:value-type="float">
            <text:p>6,7152732</text:p>
          </table:table-cell>
          <table:table-cell office:value-type="float" office:value="18.1927892" calcext:value-type="float">
            <text:p>18,1927892</text:p>
          </table:table-cell>
        </table:table-row>
        <table:table-row table:style-name="ro1">
          <table:table-cell office:value-type="float" office:value="7.1482447" calcext:value-type="float">
            <text:p>7,1482447</text:p>
          </table:table-cell>
          <table:table-cell office:value-type="float" office:value="19.5398915" calcext:value-type="float">
            <text:p>19,5398915</text:p>
          </table:table-cell>
        </table:table-row>
        <table:table-row table:style-name="ro1">
          <table:table-cell office:value-type="float" office:value="4.4663303" calcext:value-type="float">
            <text:p>4,4663303</text:p>
          </table:table-cell>
          <table:table-cell office:value-type="float" office:value="5.082353" calcext:value-type="float">
            <text:p>5,082353</text:p>
          </table:table-cell>
        </table:table-row>
        <table:table-row table:style-name="ro1">
          <table:table-cell office:value-type="float" office:value="6.7929025" calcext:value-type="float">
            <text:p>6,7929025</text:p>
          </table:table-cell>
          <table:table-cell office:value-type="float" office:value="20.0777267" calcext:value-type="float">
            <text:p>20,0777267</text:p>
          </table:table-cell>
        </table:table-row>
        <table:table-row table:style-name="ro1">
          <table:table-cell office:value-type="float" office:value="6.8636313" calcext:value-type="float">
            <text:p>6,8636313</text:p>
          </table:table-cell>
          <table:table-cell office:value-type="float" office:value="19.8468625" calcext:value-type="float">
            <text:p>19,8468625</text:p>
          </table:table-cell>
        </table:table-row>
        <table:table-row table:style-name="ro1">
          <table:table-cell office:value-type="float" office:value="3.4204597" calcext:value-type="float">
            <text:p>3,4204597</text:p>
          </table:table-cell>
          <table:table-cell office:value-type="float" office:value="5.7287691" calcext:value-type="float">
            <text:p>5,7287691</text:p>
          </table:table-cell>
        </table:table-row>
        <table:table-row table:style-name="ro1">
          <table:table-cell office:value-type="float" office:value="6.9476088" calcext:value-type="float">
            <text:p>6,9476088</text:p>
          </table:table-cell>
          <table:table-cell office:value-type="float" office:value="19.9993993" calcext:value-type="float">
            <text:p>19,9993993</text:p>
          </table:table-cell>
        </table:table-row>
        <table:table-row table:style-name="ro1">
          <table:table-cell office:value-type="float" office:value="3.8136644" calcext:value-type="float">
            <text:p>3,8136644</text:p>
          </table:table-cell>
          <table:table-cell office:value-type="float" office:value="8.0814763" calcext:value-type="float">
            <text:p>8,0814763</text:p>
          </table:table-cell>
        </table:table-row>
        <table:table-row table:style-name="ro1">
          <table:table-cell office:value-type="float" office:value="3.1465055" calcext:value-type="float">
            <text:p>3,1465055</text:p>
          </table:table-cell>
          <table:table-cell office:value-type="float" office:value="5.4875173" calcext:value-type="float">
            <text:p>5,4875173</text:p>
          </table:table-cell>
        </table:table-row>
        <table:table-row table:style-name="ro1">
          <table:table-cell office:value-type="float" office:value="3.7553337" calcext:value-type="float">
            <text:p>3,7553337</text:p>
          </table:table-cell>
          <table:table-cell office:value-type="float" office:value="7.0652113" calcext:value-type="float">
            <text:p>7,0652113</text:p>
          </table:table-cell>
        </table:table-row>
        <table:table-row table:style-name="ro1">
          <table:table-cell office:value-type="float" office:value="4.2835607" calcext:value-type="float">
            <text:p>4,2835607</text:p>
          </table:table-cell>
          <table:table-cell office:value-type="float" office:value="6.8759139" calcext:value-type="float">
            <text:p>6,8759139</text:p>
          </table:table-cell>
        </table:table-row>
        <table:table-row table:style-name="ro1">
          <table:table-cell office:value-type="float" office:value="7.3955568" calcext:value-type="float">
            <text:p>7,3955568</text:p>
          </table:table-cell>
          <table:table-cell office:value-type="float" office:value="18.2434196" calcext:value-type="float">
            <text:p>18,2434196</text:p>
          </table:table-cell>
        </table:table-row>
        <table:table-row table:style-name="ro1">
          <table:table-cell office:value-type="float" office:value="7.1193538" calcext:value-type="float">
            <text:p>7,1193538</text:p>
          </table:table-cell>
          <table:table-cell office:value-type="float" office:value="20.0315394" calcext:value-type="float">
            <text:p>20,0315394</text:p>
          </table:table-cell>
        </table:table-row>
        <table:table-row table:style-name="ro1">
          <table:table-cell office:value-type="float" office:value="3.6183145" calcext:value-type="float">
            <text:p>3,6183145</text:p>
          </table:table-cell>
          <table:table-cell office:value-type="float" office:value="6.8501695" calcext:value-type="float">
            <text:p>6,8501695</text:p>
          </table:table-cell>
        </table:table-row>
        <table:table-row table:style-name="ro1">
          <table:table-cell office:value-type="float" office:value="7.186723" calcext:value-type="float">
            <text:p>7,186723</text:p>
          </table:table-cell>
          <table:table-cell office:value-type="float" office:value="18.2849455" calcext:value-type="float">
            <text:p>18,2849455</text:p>
          </table:table-cell>
        </table:table-row>
        <table:table-row table:style-name="ro1">
          <table:table-cell office:value-type="float" office:value="6.6991766" calcext:value-type="float">
            <text:p>6,6991766</text:p>
          </table:table-cell>
          <table:table-cell office:value-type="float" office:value="18.2843502" calcext:value-type="float">
            <text:p>18,2843502</text:p>
          </table:table-cell>
        </table:table-row>
        <table:table-row table:style-name="ro1">
          <table:table-cell office:value-type="float" office:value="3.9100466" calcext:value-type="float">
            <text:p>3,9100466</text:p>
          </table:table-cell>
          <table:table-cell office:value-type="float" office:value="6.6396418" calcext:value-type="float">
            <text:p>6,6396418</text:p>
          </table:table-cell>
        </table:table-row>
        <table:table-row table:style-name="ro1">
          <table:table-cell office:value-type="float" office:value="3.5667476" calcext:value-type="float">
            <text:p>3,5667476</text:p>
          </table:table-cell>
          <table:table-cell office:value-type="float" office:value="6.8643254" calcext:value-type="float">
            <text:p>6,8643254</text:p>
          </table:table-cell>
        </table:table-row>
        <table:table-row table:style-name="ro1">
          <table:table-cell office:value-type="float" office:value="4.2939935" calcext:value-type="float">
            <text:p>4,2939935</text:p>
          </table:table-cell>
          <table:table-cell office:value-type="float" office:value="6.2917864" calcext:value-type="float">
            <text:p>6,2917864</text:p>
          </table:table-cell>
        </table:table-row>
        <table:table-row table:style-name="ro1">
          <table:table-cell office:value-type="float" office:value="6.6950047" calcext:value-type="float">
            <text:p>6,6950047</text:p>
          </table:table-cell>
          <table:table-cell office:value-type="float" office:value="18.9903129" calcext:value-type="float">
            <text:p>18,9903129</text:p>
          </table:table-cell>
        </table:table-row>
        <table:table-row table:style-name="ro1">
          <table:table-cell office:value-type="float" office:value="7.0979216" calcext:value-type="float">
            <text:p>7,0979216</text:p>
          </table:table-cell>
          <table:table-cell office:value-type="float" office:value="18.1956089" calcext:value-type="float">
            <text:p>18,1956089</text:p>
          </table:table-cell>
        </table:table-row>
        <table:table-row table:style-name="ro1">
          <table:table-cell office:value-type="float" office:value="3.6411193" calcext:value-type="float">
            <text:p>3,6411193</text:p>
          </table:table-cell>
          <table:table-cell office:value-type="float" office:value="5.8047272" calcext:value-type="float">
            <text:p>5,8047272</text:p>
          </table:table-cell>
        </table:table-row>
        <table:table-row table:style-name="ro1">
          <table:table-cell office:value-type="float" office:value="3.7007029" calcext:value-type="float">
            <text:p>3,7007029</text:p>
          </table:table-cell>
          <table:table-cell office:value-type="float" office:value="7.2982352" calcext:value-type="float">
            <text:p>7,2982352</text:p>
          </table:table-cell>
        </table:table-row>
        <table:table-row table:style-name="ro1">
          <table:table-cell office:value-type="float" office:value="3.9877046" calcext:value-type="float">
            <text:p>3,9877046</text:p>
          </table:table-cell>
          <table:table-cell office:value-type="float" office:value="5.8759085" calcext:value-type="float">
            <text:p>5,8759085</text:p>
          </table:table-cell>
        </table:table-row>
        <table:table-row table:style-name="ro1">
          <table:table-cell office:value-type="float" office:value="6.8416654" calcext:value-type="float">
            <text:p>6,8416654</text:p>
          </table:table-cell>
          <table:table-cell office:value-type="float" office:value="18.7172071" calcext:value-type="float">
            <text:p>18,7172071</text:p>
          </table:table-cell>
        </table:table-row>
        <table:table-row table:style-name="ro1">
          <table:table-cell office:value-type="float" office:value="3.9238509" calcext:value-type="float">
            <text:p>3,9238509</text:p>
          </table:table-cell>
          <table:table-cell office:value-type="float" office:value="5.9709227" calcext:value-type="float">
            <text:p>5,9709227</text:p>
          </table:table-cell>
        </table:table-row>
        <table:table-row table:style-name="ro1">
          <table:table-cell office:value-type="float" office:value="4.3645466" calcext:value-type="float">
            <text:p>4,3645466</text:p>
          </table:table-cell>
          <table:table-cell office:value-type="float" office:value="7.4782214" calcext:value-type="float">
            <text:p>7,4782214</text:p>
          </table:table-cell>
        </table:table-row>
        <table:table-row table:style-name="ro1">
          <table:table-cell office:value-type="float" office:value="7.436609" calcext:value-type="float">
            <text:p>7,436609</text:p>
          </table:table-cell>
          <table:table-cell office:value-type="float" office:value="19.9844373" calcext:value-type="float">
            <text:p>19,9844373</text:p>
          </table:table-cell>
        </table:table-row>
        <table:table-row table:style-name="ro1">
          <table:table-cell office:value-type="float" office:value="6.7949717" calcext:value-type="float">
            <text:p>6,7949717</text:p>
          </table:table-cell>
          <table:table-cell office:value-type="float" office:value="19.185292" calcext:value-type="float">
            <text:p>19,185292</text:p>
          </table:table-cell>
        </table:table-row>
        <table:table-row table:style-name="ro1">
          <table:table-cell office:value-type="float" office:value="7.2687952" calcext:value-type="float">
            <text:p>7,2687952</text:p>
          </table:table-cell>
          <table:table-cell office:value-type="float" office:value="18.6686026" calcext:value-type="float">
            <text:p>18,6686026</text:p>
          </table:table-cell>
        </table:table-row>
        <table:table-row table:style-name="ro1">
          <table:table-cell office:value-type="float" office:value="3.8979365" calcext:value-type="float">
            <text:p>3,8979365</text:p>
          </table:table-cell>
          <table:table-cell office:value-type="float" office:value="6.5931654" calcext:value-type="float">
            <text:p>6,5931654</text:p>
          </table:table-cell>
        </table:table-row>
        <table:table-row table:style-name="ro1">
          <table:table-cell office:value-type="float" office:value="4.0315757" calcext:value-type="float">
            <text:p>4,0315757</text:p>
          </table:table-cell>
          <table:table-cell office:value-type="float" office:value="6.4477016" calcext:value-type="float">
            <text:p>6,4477016</text:p>
          </table:table-cell>
        </table:table-row>
        <table:table-row table:style-name="ro1">
          <table:table-cell office:value-type="float" office:value="4.2327252" calcext:value-type="float">
            <text:p>4,2327252</text:p>
          </table:table-cell>
          <table:table-cell office:value-type="float" office:value="6.4626843" calcext:value-type="float">
            <text:p>6,4626843</text:p>
          </table:table-cell>
        </table:table-row>
        <table:table-row table:style-name="ro1">
          <table:table-cell office:value-type="float" office:value="6.7469014" calcext:value-type="float">
            <text:p>6,7469014</text:p>
          </table:table-cell>
          <table:table-cell office:value-type="float" office:value="18.4507369" calcext:value-type="float">
            <text:p>18,4507369</text:p>
          </table:table-cell>
        </table:table-row>
        <table:table-row table:style-name="ro1">
          <table:table-cell office:value-type="float" office:value="3.5620602" calcext:value-type="float">
            <text:p>3,5620602</text:p>
          </table:table-cell>
          <table:table-cell office:value-type="float" office:value="5.5292176" calcext:value-type="float">
            <text:p>5,5292176</text:p>
          </table:table-cell>
        </table:table-row>
        <table:table-row table:style-name="ro1">
          <table:table-cell office:value-type="float" office:value="7.2251469" calcext:value-type="float">
            <text:p>7,2251469</text:p>
          </table:table-cell>
          <table:table-cell office:value-type="float" office:value="19.2861698" calcext:value-type="float">
            <text:p>19,2861698</text:p>
          </table:table-cell>
        </table:table-row>
        <table:table-row table:style-name="ro1">
          <table:table-cell office:value-type="float" office:value="7.0997182" calcext:value-type="float">
            <text:p>7,0997182</text:p>
          </table:table-cell>
          <table:table-cell office:value-type="float" office:value="19.4363971" calcext:value-type="float">
            <text:p>19,4363971</text:p>
          </table:table-cell>
        </table:table-row>
        <table:table-row table:style-name="ro1">
          <table:table-cell office:value-type="float" office:value="6.8785265" calcext:value-type="float">
            <text:p>6,8785265</text:p>
          </table:table-cell>
          <table:table-cell office:value-type="float" office:value="20.1592427" calcext:value-type="float">
            <text:p>20,1592427</text:p>
          </table:table-cell>
        </table:table-row>
        <table:table-row table:style-name="ro1">
          <table:table-cell office:value-type="float" office:value="7.233237" calcext:value-type="float">
            <text:p>7,233237</text:p>
          </table:table-cell>
          <table:table-cell office:value-type="float" office:value="20.166756" calcext:value-type="float">
            <text:p>20,166756</text:p>
          </table:table-cell>
        </table:table-row>
        <table:table-row table:style-name="ro1">
          <table:table-cell office:value-type="float" office:value="6.8150498" calcext:value-type="float">
            <text:p>6,8150498</text:p>
          </table:table-cell>
          <table:table-cell office:value-type="float" office:value="18.4409097" calcext:value-type="float">
            <text:p>18,4409097</text:p>
          </table:table-cell>
        </table:table-row>
        <table:table-row table:style-name="ro1">
          <table:table-cell office:value-type="float" office:value="4.0698534" calcext:value-type="float">
            <text:p>4,0698534</text:p>
          </table:table-cell>
          <table:table-cell office:value-type="float" office:value="7.8593423" calcext:value-type="float">
            <text:p>7,8593423</text:p>
          </table:table-cell>
        </table:table-row>
        <table:table-row table:style-name="ro1">
          <table:table-cell office:value-type="float" office:value="6.5566792" calcext:value-type="float">
            <text:p>6,5566792</text:p>
          </table:table-cell>
          <table:table-cell office:value-type="float" office:value="19.6275102" calcext:value-type="float">
            <text:p>19,6275102</text:p>
          </table:table-cell>
        </table:table-row>
        <table:table-row table:style-name="ro1">
          <table:table-cell office:value-type="float" office:value="7.2409541" calcext:value-type="float">
            <text:p>7,2409541</text:p>
          </table:table-cell>
          <table:table-cell office:value-type="float" office:value="19.4886941" calcext:value-type="float">
            <text:p>19,4886941</text:p>
          </table:table-cell>
        </table:table-row>
        <table:table-row table:style-name="ro1">
          <table:table-cell office:value-type="float" office:value="7.1594094" calcext:value-type="float">
            <text:p>7,1594094</text:p>
          </table:table-cell>
          <table:table-cell office:value-type="float" office:value="19.2359869" calcext:value-type="float">
            <text:p>19,2359869</text:p>
          </table:table-cell>
        </table:table-row>
        <table:table-row table:style-name="ro1">
          <table:table-cell office:value-type="float" office:value="7.0903863" calcext:value-type="float">
            <text:p>7,0903863</text:p>
          </table:table-cell>
          <table:table-cell office:value-type="float" office:value="19.3791642" calcext:value-type="float">
            <text:p>19,3791642</text:p>
          </table:table-cell>
        </table:table-row>
        <table:table-row table:style-name="ro1">
          <table:table-cell office:value-type="float" office:value="6.7264698" calcext:value-type="float">
            <text:p>6,7264698</text:p>
          </table:table-cell>
          <table:table-cell office:value-type="float" office:value="18.247044" calcext:value-type="float">
            <text:p>18,247044</text:p>
          </table:table-cell>
        </table:table-row>
        <table:table-row table:style-name="ro1">
          <table:table-cell office:value-type="float" office:value="3.3029068" calcext:value-type="float">
            <text:p>3,3029068</text:p>
          </table:table-cell>
          <table:table-cell office:value-type="float" office:value="6.7163957" calcext:value-type="float">
            <text:p>6,7163957</text:p>
          </table:table-cell>
        </table:table-row>
        <table:table-row table:style-name="ro1">
          <table:table-cell office:value-type="float" office:value="7.3201" calcext:value-type="float">
            <text:p>7,3201</text:p>
          </table:table-cell>
          <table:table-cell office:value-type="float" office:value="18.1997814" calcext:value-type="float">
            <text:p>18,1997814</text:p>
          </table:table-cell>
        </table:table-row>
        <table:table-row table:style-name="ro1">
          <table:table-cell office:value-type="float" office:value="4.5990636" calcext:value-type="float">
            <text:p>4,5990636</text:p>
          </table:table-cell>
          <table:table-cell office:value-type="float" office:value="7.3895833" calcext:value-type="float">
            <text:p>7,3895833</text:p>
          </table:table-cell>
        </table:table-row>
        <table:table-row table:style-name="ro1">
          <table:table-cell office:value-type="float" office:value="4.0189776" calcext:value-type="float">
            <text:p>4,0189776</text:p>
          </table:table-cell>
          <table:table-cell office:value-type="float" office:value="7.2501675" calcext:value-type="float">
            <text:p>7,2501675</text:p>
          </table:table-cell>
        </table:table-row>
        <table:table-row table:style-name="ro1">
          <table:table-cell office:value-type="float" office:value="6.8287052" calcext:value-type="float">
            <text:p>6,8287052</text:p>
          </table:table-cell>
          <table:table-cell office:value-type="float" office:value="18.6587829" calcext:value-type="float">
            <text:p>18,6587829</text:p>
          </table:table-cell>
        </table:table-row>
        <table:table-row table:style-name="ro1">
          <table:table-cell office:value-type="float" office:value="6.9020598" calcext:value-type="float">
            <text:p>6,9020598</text:p>
          </table:table-cell>
          <table:table-cell office:value-type="float" office:value="19.9128804" calcext:value-type="float">
            <text:p>19,9128804</text:p>
          </table:table-cell>
        </table:table-row>
        <table:table-row table:style-name="ro1">
          <table:table-cell office:value-type="float" office:value="6.6661752" calcext:value-type="float">
            <text:p>6,6661752</text:p>
          </table:table-cell>
          <table:table-cell office:value-type="float" office:value="18.0476642" calcext:value-type="float">
            <text:p>18,0476642</text:p>
          </table:table-cell>
        </table:table-row>
        <table:table-row table:style-name="ro1">
          <table:table-cell office:value-type="float" office:value="7.1630499" calcext:value-type="float">
            <text:p>7,1630499</text:p>
          </table:table-cell>
          <table:table-cell office:value-type="float" office:value="19.546703" calcext:value-type="float">
            <text:p>19,546703</text:p>
          </table:table-cell>
        </table:table-row>
        <table:table-row table:style-name="ro1">
          <table:table-cell office:value-type="float" office:value="6.6230227" calcext:value-type="float">
            <text:p>6,6230227</text:p>
          </table:table-cell>
          <table:table-cell office:value-type="float" office:value="19.2959685" calcext:value-type="float">
            <text:p>19,2959685</text:p>
          </table:table-cell>
        </table:table-row>
        <table:table-row table:style-name="ro1">
          <table:table-cell office:value-type="float" office:value="7.0538546" calcext:value-type="float">
            <text:p>7,0538546</text:p>
          </table:table-cell>
          <table:table-cell office:value-type="float" office:value="19.9638617" calcext:value-type="float">
            <text:p>19,9638617</text:p>
          </table:table-cell>
        </table:table-row>
        <table:table-row table:style-name="ro1">
          <table:table-cell office:value-type="float" office:value="7.3405662" calcext:value-type="float">
            <text:p>7,3405662</text:p>
          </table:table-cell>
          <table:table-cell office:value-type="float" office:value="18.8700065" calcext:value-type="float">
            <text:p>18,8700065</text:p>
          </table:table-cell>
        </table:table-row>
        <table:table-row table:style-name="ro1">
          <table:table-cell office:value-type="float" office:value="6.3970613" calcext:value-type="float">
            <text:p>6,3970613</text:p>
          </table:table-cell>
          <table:table-cell office:value-type="float" office:value="19.751983" calcext:value-type="float">
            <text:p>19,751983</text:p>
          </table:table-cell>
        </table:table-row>
        <table:table-row table:style-name="ro1">
          <table:table-cell office:value-type="float" office:value="6.387461" calcext:value-type="float">
            <text:p>6,387461</text:p>
          </table:table-cell>
          <table:table-cell office:value-type="float" office:value="20.4262317" calcext:value-type="float">
            <text:p>20,4262317</text:p>
          </table:table-cell>
        </table:table-row>
        <table:table-row table:style-name="ro1">
          <table:table-cell office:value-type="float" office:value="4.2591689" calcext:value-type="float">
            <text:p>4,2591689</text:p>
          </table:table-cell>
          <table:table-cell office:value-type="float" office:value="5.9851534" calcext:value-type="float">
            <text:p>5,9851534</text:p>
          </table:table-cell>
        </table:table-row>
        <table:table-row table:style-name="ro1">
          <table:table-cell office:value-type="float" office:value="6.6984539" calcext:value-type="float">
            <text:p>6,6984539</text:p>
          </table:table-cell>
          <table:table-cell office:value-type="float" office:value="19.8228837" calcext:value-type="float">
            <text:p>19,8228837</text:p>
          </table:table-cell>
        </table:table-row>
        <table:table-row table:style-name="ro1">
          <table:table-cell office:value-type="float" office:value="4.3015613" calcext:value-type="float">
            <text:p>4,3015613</text:p>
          </table:table-cell>
          <table:table-cell office:value-type="float" office:value="6.6941699" calcext:value-type="float">
            <text:p>6,6941699</text:p>
          </table:table-cell>
        </table:table-row>
        <table:table-row table:style-name="ro1">
          <table:table-cell office:value-type="float" office:value="6.5231907" calcext:value-type="float">
            <text:p>6,5231907</text:p>
          </table:table-cell>
          <table:table-cell office:value-type="float" office:value="19.001718" calcext:value-type="float">
            <text:p>19,001718</text:p>
          </table:table-cell>
        </table:table-row>
        <table:table-row table:style-name="ro1">
          <table:table-cell office:value-type="float" office:value="3.8532981" calcext:value-type="float">
            <text:p>3,8532981</text:p>
          </table:table-cell>
          <table:table-cell office:value-type="float" office:value="6.7733681" calcext:value-type="float">
            <text:p>6,7733681</text:p>
          </table:table-cell>
        </table:table-row>
        <table:table-row table:style-name="ro1">
          <table:table-cell office:value-type="float" office:value="6.5970537" calcext:value-type="float">
            <text:p>6,5970537</text:p>
          </table:table-cell>
          <table:table-cell office:value-type="float" office:value="20.7080887" calcext:value-type="float">
            <text:p>20,7080887</text:p>
          </table:table-cell>
        </table:table-row>
        <table:table-row table:style-name="ro1">
          <table:table-cell office:value-type="float" office:value="6.9310124" calcext:value-type="float">
            <text:p>6,9310124</text:p>
          </table:table-cell>
          <table:table-cell office:value-type="float" office:value="18.4008773" calcext:value-type="float">
            <text:p>18,4008773</text:p>
          </table:table-cell>
        </table:table-row>
        <table:table-row table:style-name="ro1">
          <table:table-cell office:value-type="float" office:value="3.891583" calcext:value-type="float">
            <text:p>3,891583</text:p>
          </table:table-cell>
          <table:table-cell office:value-type="float" office:value="6.6253897" calcext:value-type="float">
            <text:p>6,6253897</text:p>
          </table:table-cell>
        </table:table-row>
        <table:table-row table:style-name="ro1">
          <table:table-cell office:value-type="float" office:value="6.9885454" calcext:value-type="float">
            <text:p>6,9885454</text:p>
          </table:table-cell>
          <table:table-cell office:value-type="float" office:value="18.2848462" calcext:value-type="float">
            <text:p>18,2848462</text:p>
          </table:table-cell>
        </table:table-row>
        <table:table-row table:style-name="ro1">
          <table:table-cell office:value-type="float" office:value="7.1011853" calcext:value-type="float">
            <text:p>7,1011853</text:p>
          </table:table-cell>
          <table:table-cell office:value-type="float" office:value="19.3145369" calcext:value-type="float">
            <text:p>19,3145369</text:p>
          </table:table-cell>
        </table:table-row>
        <table:table-row table:style-name="ro1">
          <table:table-cell office:value-type="float" office:value="6.7696919" calcext:value-type="float">
            <text:p>6,7696919</text:p>
          </table:table-cell>
          <table:table-cell office:value-type="float" office:value="19.4726603" calcext:value-type="float">
            <text:p>19,4726603</text:p>
          </table:table-cell>
        </table:table-row>
        <table:table-row table:style-name="ro1">
          <table:table-cell office:value-type="float" office:value="7.0042991" calcext:value-type="float">
            <text:p>7,0042991</text:p>
          </table:table-cell>
          <table:table-cell office:value-type="float" office:value="19.6597695" calcext:value-type="float">
            <text:p>19,6597695</text:p>
          </table:table-cell>
        </table:table-row>
        <table:table-row table:style-name="ro1">
          <table:table-cell office:value-type="float" office:value="6.745401" calcext:value-type="float">
            <text:p>6,745401</text:p>
          </table:table-cell>
          <table:table-cell office:value-type="float" office:value="19.0906361" calcext:value-type="float">
            <text:p>19,0906361</text:p>
          </table:table-cell>
        </table:table-row>
        <table:table-row table:style-name="ro1">
          <table:table-cell office:value-type="float" office:value="7.4442752" calcext:value-type="float">
            <text:p>7,4442752</text:p>
          </table:table-cell>
          <table:table-cell office:value-type="float" office:value="20.7853801" calcext:value-type="float">
            <text:p>20,7853801</text:p>
          </table:table-cell>
        </table:table-row>
        <table:table-row table:style-name="ro1">
          <table:table-cell office:value-type="float" office:value="4.5304869" calcext:value-type="float">
            <text:p>4,5304869</text:p>
          </table:table-cell>
          <table:table-cell office:value-type="float" office:value="6.7897175" calcext:value-type="float">
            <text:p>6,7897175</text:p>
          </table:table-cell>
        </table:table-row>
        <table:table-row table:style-name="ro1">
          <table:table-cell office:value-type="float" office:value="6.8555095" calcext:value-type="float">
            <text:p>6,8555095</text:p>
          </table:table-cell>
          <table:table-cell office:value-type="float" office:value="19.0582603" calcext:value-type="float">
            <text:p>19,0582603</text:p>
          </table:table-cell>
        </table:table-row>
        <table:table-row table:style-name="ro1">
          <table:table-cell office:value-type="float" office:value="4.2066067" calcext:value-type="float">
            <text:p>4,2066067</text:p>
          </table:table-cell>
          <table:table-cell office:value-type="float" office:value="6.7220448" calcext:value-type="float">
            <text:p>6,7220448</text:p>
          </table:table-cell>
        </table:table-row>
        <table:table-row table:style-name="ro1">
          <table:table-cell office:value-type="float" office:value="7.314964" calcext:value-type="float">
            <text:p>7,314964</text:p>
          </table:table-cell>
          <table:table-cell office:value-type="float" office:value="19.4615058" calcext:value-type="float">
            <text:p>19,4615058</text:p>
          </table:table-cell>
        </table:table-row>
        <table:table-row table:style-name="ro1">
          <table:table-cell office:value-type="float" office:value="7.3085948" calcext:value-type="float">
            <text:p>7,3085948</text:p>
          </table:table-cell>
          <table:table-cell office:value-type="float" office:value="19.4956366" calcext:value-type="float">
            <text:p>19,4956366</text:p>
          </table:table-cell>
        </table:table-row>
        <table:table-row table:style-name="ro1">
          <table:table-cell office:value-type="float" office:value="6.6719842" calcext:value-type="float">
            <text:p>6,6719842</text:p>
          </table:table-cell>
          <table:table-cell office:value-type="float" office:value="20.0686601" calcext:value-type="float">
            <text:p>20,0686601</text:p>
          </table:table-cell>
        </table:table-row>
        <table:table-row table:style-name="ro1">
          <table:table-cell office:value-type="float" office:value="7.1582889" calcext:value-type="float">
            <text:p>7,1582889</text:p>
          </table:table-cell>
          <table:table-cell office:value-type="float" office:value="18.6952808" calcext:value-type="float">
            <text:p>18,6952808</text:p>
          </table:table-cell>
        </table:table-row>
        <table:table-row table:style-name="ro1">
          <table:table-cell office:value-type="float" office:value="7.2065069" calcext:value-type="float">
            <text:p>7,2065069</text:p>
          </table:table-cell>
          <table:table-cell office:value-type="float" office:value="19.5298315" calcext:value-type="float">
            <text:p>19,5298315</text:p>
          </table:table-cell>
        </table:table-row>
        <table:table-row table:style-name="ro1">
          <table:table-cell office:value-type="float" office:value="4.1867128" calcext:value-type="float">
            <text:p>4,1867128</text:p>
          </table:table-cell>
          <table:table-cell office:value-type="float" office:value="7.6568314" calcext:value-type="float">
            <text:p>7,6568314</text:p>
          </table:table-cell>
        </table:table-row>
        <table:table-row table:style-name="ro1">
          <table:table-cell office:value-type="float" office:value="7.370819" calcext:value-type="float">
            <text:p>7,370819</text:p>
          </table:table-cell>
          <table:table-cell office:value-type="float" office:value="19.2014874" calcext:value-type="float">
            <text:p>19,2014874</text:p>
          </table:table-cell>
        </table:table-row>
        <table:table-row table:style-name="ro1">
          <table:table-cell office:value-type="float" office:value="7.4460879" calcext:value-type="float">
            <text:p>7,4460879</text:p>
          </table:table-cell>
          <table:table-cell office:value-type="float" office:value="19.3747827" calcext:value-type="float">
            <text:p>19,3747827</text:p>
          </table:table-cell>
        </table:table-row>
        <table:table-row table:style-name="ro1">
          <table:table-cell office:value-type="float" office:value="7.114834" calcext:value-type="float">
            <text:p>7,114834</text:p>
          </table:table-cell>
          <table:table-cell office:value-type="float" office:value="20.3204852" calcext:value-type="float">
            <text:p>20,3204852</text:p>
          </table:table-cell>
        </table:table-row>
        <table:table-row table:style-name="ro1">
          <table:table-cell office:value-type="float" office:value="7.0696624" calcext:value-type="float">
            <text:p>7,0696624</text:p>
          </table:table-cell>
          <table:table-cell office:value-type="float" office:value="19.2119695" calcext:value-type="float">
            <text:p>19,2119695</text:p>
          </table:table-cell>
        </table:table-row>
        <table:table-row table:style-name="ro1">
          <table:table-cell office:value-type="float" office:value="6.8622308" calcext:value-type="float">
            <text:p>6,8622308</text:p>
          </table:table-cell>
          <table:table-cell office:value-type="float" office:value="19.2225367" calcext:value-type="float">
            <text:p>19,2225367</text:p>
          </table:table-cell>
        </table:table-row>
        <table:table-row table:style-name="ro1">
          <table:table-cell office:value-type="float" office:value="4.5236899" calcext:value-type="float">
            <text:p>4,5236899</text:p>
          </table:table-cell>
          <table:table-cell office:value-type="float" office:value="6.5807763" calcext:value-type="float">
            <text:p>6,5807763</text:p>
          </table:table-cell>
        </table:table-row>
        <table:table-row table:style-name="ro1">
          <table:table-cell office:value-type="float" office:value="6.7376007" calcext:value-type="float">
            <text:p>6,7376007</text:p>
          </table:table-cell>
          <table:table-cell office:value-type="float" office:value="19.5588245" calcext:value-type="float">
            <text:p>19,5588245</text:p>
          </table:table-cell>
        </table:table-row>
        <table:table-row table:style-name="ro1">
          <table:table-cell office:value-type="float" office:value="6.8098008" calcext:value-type="float">
            <text:p>6,8098008</text:p>
          </table:table-cell>
          <table:table-cell office:value-type="float" office:value="19.1847423" calcext:value-type="float">
            <text:p>19,1847423</text:p>
          </table:table-cell>
        </table:table-row>
        <table:table-row table:style-name="ro1">
          <table:table-cell office:value-type="float" office:value="6.7875574" calcext:value-type="float">
            <text:p>6,7875574</text:p>
          </table:table-cell>
          <table:table-cell office:value-type="float" office:value="20.0216533" calcext:value-type="float">
            <text:p>20,0216533</text:p>
          </table:table-cell>
        </table:table-row>
        <table:table-row table:style-name="ro1">
          <table:table-cell office:value-type="float" office:value="7.0378127" calcext:value-type="float">
            <text:p>7,0378127</text:p>
          </table:table-cell>
          <table:table-cell office:value-type="float" office:value="19.1637412" calcext:value-type="float">
            <text:p>19,1637412</text:p>
          </table:table-cell>
        </table:table-row>
        <table:table-row table:style-name="ro1">
          <table:table-cell office:value-type="float" office:value="6.6914511" calcext:value-type="float">
            <text:p>6,6914511</text:p>
          </table:table-cell>
          <table:table-cell office:value-type="float" office:value="18.6615104" calcext:value-type="float">
            <text:p>18,6615104</text:p>
          </table:table-cell>
        </table:table-row>
        <table:table-row table:style-name="ro1">
          <table:table-cell office:value-type="float" office:value="7.1960584" calcext:value-type="float">
            <text:p>7,1960584</text:p>
          </table:table-cell>
          <table:table-cell office:value-type="float" office:value="18.2595054" calcext:value-type="float">
            <text:p>18,2595054</text:p>
          </table:table-cell>
        </table:table-row>
        <table:table-row table:style-name="ro1">
          <table:table-cell office:value-type="float" office:value="7.871656" calcext:value-type="float">
            <text:p>7,871656</text:p>
          </table:table-cell>
          <table:table-cell office:value-type="float" office:value="19.3868371" calcext:value-type="float">
            <text:p>19,3868371</text:p>
          </table:table-cell>
        </table:table-row>
        <table:table-row table:style-name="ro1">
          <table:table-cell office:value-type="float" office:value="4.2803112" calcext:value-type="float">
            <text:p>4,2803112</text:p>
          </table:table-cell>
          <table:table-cell office:value-type="float" office:value="6.0175519" calcext:value-type="float">
            <text:p>6,0175519</text:p>
          </table:table-cell>
        </table:table-row>
        <table:table-row table:style-name="ro1">
          <table:table-cell office:value-type="float" office:value="6.4269631" calcext:value-type="float">
            <text:p>6,4269631</text:p>
          </table:table-cell>
          <table:table-cell office:value-type="float" office:value="18.6481666" calcext:value-type="float">
            <text:p>18,6481666</text:p>
          </table:table-cell>
        </table:table-row>
        <table:table-row table:style-name="ro1">
          <table:table-cell office:value-type="float" office:value="4.1926474" calcext:value-type="float">
            <text:p>4,1926474</text:p>
          </table:table-cell>
          <table:table-cell office:value-type="float" office:value="6.8442963" calcext:value-type="float">
            <text:p>6,8442963</text:p>
          </table:table-cell>
        </table:table-row>
        <table:table-row table:style-name="ro1">
          <table:table-cell office:value-type="float" office:value="4.2774893" calcext:value-type="float">
            <text:p>4,2774893</text:p>
          </table:table-cell>
          <table:table-cell office:value-type="float" office:value="7.2633688" calcext:value-type="float">
            <text:p>7,2633688</text:p>
          </table:table-cell>
        </table:table-row>
        <table:table-row table:style-name="ro1">
          <table:table-cell office:value-type="float" office:value="4.0659258" calcext:value-type="float">
            <text:p>4,0659258</text:p>
          </table:table-cell>
          <table:table-cell office:value-type="float" office:value="6.6982413" calcext:value-type="float">
            <text:p>6,6982413</text:p>
          </table:table-cell>
        </table:table-row>
        <table:table-row table:style-name="ro1">
          <table:table-cell office:value-type="float" office:value="6.7960769" calcext:value-type="float">
            <text:p>6,7960769</text:p>
          </table:table-cell>
          <table:table-cell office:value-type="float" office:value="19.2953917" calcext:value-type="float">
            <text:p>19,2953917</text:p>
          </table:table-cell>
        </table:table-row>
        <table:table-row table:style-name="ro1">
          <table:table-cell office:value-type="float" office:value="7.482225" calcext:value-type="float">
            <text:p>7,482225</text:p>
          </table:table-cell>
          <table:table-cell office:value-type="float" office:value="18.5957466" calcext:value-type="float">
            <text:p>18,5957466</text:p>
          </table:table-cell>
        </table:table-row>
        <table:table-row table:style-name="ro1">
          <table:table-cell office:value-type="float" office:value="7.1782565" calcext:value-type="float">
            <text:p>7,1782565</text:p>
          </table:table-cell>
          <table:table-cell office:value-type="float" office:value="18.949822" calcext:value-type="float">
            <text:p>18,949822</text:p>
          </table:table-cell>
        </table:table-row>
        <table:table-row table:style-name="ro1">
          <table:table-cell office:value-type="float" office:value="7.3985261" calcext:value-type="float">
            <text:p>7,3985261</text:p>
          </table:table-cell>
          <table:table-cell office:value-type="float" office:value="18.2763811" calcext:value-type="float">
            <text:p>18,2763811</text:p>
          </table:table-cell>
        </table:table-row>
        <table:table-row table:style-name="ro1">
          <table:table-cell office:value-type="float" office:value="7.1266349" calcext:value-type="float">
            <text:p>7,1266349</text:p>
          </table:table-cell>
          <table:table-cell office:value-type="float" office:value="20.2733325" calcext:value-type="float">
            <text:p>20,2733325</text:p>
          </table:table-cell>
        </table:table-row>
        <table:table-row table:style-name="ro1">
          <table:table-cell office:value-type="float" office:value="4.183019" calcext:value-type="float">
            <text:p>4,183019</text:p>
          </table:table-cell>
          <table:table-cell office:value-type="float" office:value="6.3090931" calcext:value-type="float">
            <text:p>6,3090931</text:p>
          </table:table-cell>
        </table:table-row>
        <table:table-row table:style-name="ro1">
          <table:table-cell office:value-type="float" office:value="6.6225378" calcext:value-type="float">
            <text:p>6,6225378</text:p>
          </table:table-cell>
          <table:table-cell office:value-type="float" office:value="19.0944049" calcext:value-type="float">
            <text:p>19,0944049</text:p>
          </table:table-cell>
        </table:table-row>
        <table:table-row table:style-name="ro1">
          <table:table-cell office:value-type="float" office:value="6.7972164" calcext:value-type="float">
            <text:p>6,7972164</text:p>
          </table:table-cell>
          <table:table-cell office:value-type="float" office:value="17.8390934" calcext:value-type="float">
            <text:p>17,8390934</text:p>
          </table:table-cell>
        </table:table-row>
        <table:table-row table:style-name="ro1">
          <table:table-cell office:value-type="float" office:value="3.8989237" calcext:value-type="float">
            <text:p>3,8989237</text:p>
          </table:table-cell>
          <table:table-cell office:value-type="float" office:value="6.5931376" calcext:value-type="float">
            <text:p>6,5931376</text:p>
          </table:table-cell>
        </table:table-row>
        <table:table-row table:style-name="ro1">
          <table:table-cell office:value-type="float" office:value="6.6965565" calcext:value-type="float">
            <text:p>6,6965565</text:p>
          </table:table-cell>
          <table:table-cell office:value-type="float" office:value="18.6017575" calcext:value-type="float">
            <text:p>18,6017575</text:p>
          </table:table-cell>
        </table:table-row>
        <table:table-row table:style-name="ro1">
          <table:table-cell office:value-type="float" office:value="7.6219921" calcext:value-type="float">
            <text:p>7,6219921</text:p>
          </table:table-cell>
          <table:table-cell office:value-type="float" office:value="19.1113631" calcext:value-type="float">
            <text:p>19,1113631</text:p>
          </table:table-cell>
        </table:table-row>
        <table:table-row table:style-name="ro1">
          <table:table-cell office:value-type="float" office:value="4.0943533" calcext:value-type="float">
            <text:p>4,0943533</text:p>
          </table:table-cell>
          <table:table-cell office:value-type="float" office:value="7.6990569" calcext:value-type="float">
            <text:p>7,6990569</text:p>
          </table:table-cell>
        </table:table-row>
        <table:table-row table:style-name="ro1">
          <table:table-cell office:value-type="float" office:value="6.9787916" calcext:value-type="float">
            <text:p>6,9787916</text:p>
          </table:table-cell>
          <table:table-cell office:value-type="float" office:value="18.7172276" calcext:value-type="float">
            <text:p>18,7172276</text:p>
          </table:table-cell>
        </table:table-row>
        <table:table-row table:style-name="ro1">
          <table:table-cell office:value-type="float" office:value="7.0624146" calcext:value-type="float">
            <text:p>7,0624146</text:p>
          </table:table-cell>
          <table:table-cell office:value-type="float" office:value="19.7715165" calcext:value-type="float">
            <text:p>19,7715165</text:p>
          </table:table-cell>
        </table:table-row>
        <table:table-row table:style-name="ro1">
          <table:table-cell office:value-type="float" office:value="7.3722235" calcext:value-type="float">
            <text:p>7,3722235</text:p>
          </table:table-cell>
          <table:table-cell office:value-type="float" office:value="17.9519472" calcext:value-type="float">
            <text:p>17,9519472</text:p>
          </table:table-cell>
        </table:table-row>
        <table:table-row table:style-name="ro1">
          <table:table-cell office:value-type="float" office:value="3.8620632" calcext:value-type="float">
            <text:p>3,8620632</text:p>
          </table:table-cell>
          <table:table-cell office:value-type="float" office:value="5.734895" calcext:value-type="float">
            <text:p>5,734895</text:p>
          </table:table-cell>
        </table:table-row>
        <table:table-row table:style-name="ro1">
          <table:table-cell office:value-type="float" office:value="3.6889264" calcext:value-type="float">
            <text:p>3,6889264</text:p>
          </table:table-cell>
          <table:table-cell office:value-type="float" office:value="6.9055535" calcext:value-type="float">
            <text:p>6,9055535</text:p>
          </table:table-cell>
        </table:table-row>
        <table:table-row table:style-name="ro1">
          <table:table-cell office:value-type="float" office:value="6.9558634" calcext:value-type="float">
            <text:p>6,9558634</text:p>
          </table:table-cell>
          <table:table-cell office:value-type="float" office:value="19.4412107" calcext:value-type="float">
            <text:p>19,4412107</text:p>
          </table:table-cell>
        </table:table-row>
        <table:table-row table:style-name="ro1">
          <table:table-cell office:value-type="float" office:value="7.1462289" calcext:value-type="float">
            <text:p>7,1462289</text:p>
          </table:table-cell>
          <table:table-cell office:value-type="float" office:value="19.1903282" calcext:value-type="float">
            <text:p>19,1903282</text:p>
          </table:table-cell>
        </table:table-row>
        <table:table-row table:style-name="ro1">
          <table:table-cell office:value-type="float" office:value="3.6260765" calcext:value-type="float">
            <text:p>3,6260765</text:p>
          </table:table-cell>
          <table:table-cell office:value-type="float" office:value="5.8372396" calcext:value-type="float">
            <text:p>5,8372396</text:p>
          </table:table-cell>
        </table:table-row>
        <table:table-row table:style-name="ro1">
          <table:table-cell office:value-type="float" office:value="6.7179895" calcext:value-type="float">
            <text:p>6,7179895</text:p>
          </table:table-cell>
          <table:table-cell office:value-type="float" office:value="20.9826622" calcext:value-type="float">
            <text:p>20,9826622</text:p>
          </table:table-cell>
        </table:table-row>
        <table:table-row table:style-name="ro1">
          <table:table-cell office:value-type="float" office:value="7.2568348" calcext:value-type="float">
            <text:p>7,2568348</text:p>
          </table:table-cell>
          <table:table-cell office:value-type="float" office:value="19.7269757" calcext:value-type="float">
            <text:p>19,7269757</text:p>
          </table:table-cell>
        </table:table-row>
        <table:table-row table:style-name="ro1">
          <table:table-cell office:value-type="float" office:value="7.4475174" calcext:value-type="float">
            <text:p>7,4475174</text:p>
          </table:table-cell>
          <table:table-cell office:value-type="float" office:value="18.5276453" calcext:value-type="float">
            <text:p>18,5276453</text:p>
          </table:table-cell>
        </table:table-row>
        <table:table-row table:style-name="ro1">
          <table:table-cell office:value-type="float" office:value="6.8536612" calcext:value-type="float">
            <text:p>6,8536612</text:p>
          </table:table-cell>
          <table:table-cell office:value-type="float" office:value="19.7131625" calcext:value-type="float">
            <text:p>19,7131625</text:p>
          </table:table-cell>
        </table:table-row>
        <table:table-row table:style-name="ro1">
          <table:table-cell office:value-type="float" office:value="7.1284399" calcext:value-type="float">
            <text:p>7,1284399</text:p>
          </table:table-cell>
          <table:table-cell office:value-type="float" office:value="19.0364968" calcext:value-type="float">
            <text:p>19,0364968</text:p>
          </table:table-cell>
        </table:table-row>
        <table:table-row table:style-name="ro1">
          <table:table-cell office:value-type="float" office:value="6.7428504" calcext:value-type="float">
            <text:p>6,7428504</text:p>
          </table:table-cell>
          <table:table-cell office:value-type="float" office:value="19.7021693" calcext:value-type="float">
            <text:p>19,7021693</text:p>
          </table:table-cell>
        </table:table-row>
        <table:table-row table:style-name="ro1">
          <table:table-cell office:value-type="float" office:value="6.9733417" calcext:value-type="float">
            <text:p>6,9733417</text:p>
          </table:table-cell>
          <table:table-cell office:value-type="float" office:value="17.5692762" calcext:value-type="float">
            <text:p>17,5692762</text:p>
          </table:table-cell>
        </table:table-row>
        <table:table-row table:style-name="ro1">
          <table:table-cell office:value-type="float" office:value="7.4529018" calcext:value-type="float">
            <text:p>7,4529018</text:p>
          </table:table-cell>
          <table:table-cell office:value-type="float" office:value="18.6857485" calcext:value-type="float">
            <text:p>18,6857485</text:p>
          </table:table-cell>
        </table:table-row>
        <table:table-row table:style-name="ro1">
          <table:table-cell office:value-type="float" office:value="7.489773" calcext:value-type="float">
            <text:p>7,489773</text:p>
          </table:table-cell>
          <table:table-cell office:value-type="float" office:value="17.459675" calcext:value-type="float">
            <text:p>17,459675</text:p>
          </table:table-cell>
        </table:table-row>
        <table:table-row table:style-name="ro1">
          <table:table-cell office:value-type="float" office:value="7.2343676" calcext:value-type="float">
            <text:p>7,2343676</text:p>
          </table:table-cell>
          <table:table-cell office:value-type="float" office:value="19.9709976" calcext:value-type="float">
            <text:p>19,9709976</text:p>
          </table:table-cell>
        </table:table-row>
        <table:table-row table:style-name="ro1">
          <table:table-cell office:value-type="float" office:value="3.7200492" calcext:value-type="float">
            <text:p>3,7200492</text:p>
          </table:table-cell>
          <table:table-cell office:value-type="float" office:value="6.6164495" calcext:value-type="float">
            <text:p>6,6164495</text:p>
          </table:table-cell>
        </table:table-row>
        <table:table-row table:style-name="ro1">
          <table:table-cell office:value-type="float" office:value="4.3657822" calcext:value-type="float">
            <text:p>4,3657822</text:p>
          </table:table-cell>
          <table:table-cell office:value-type="float" office:value="7.6384673" calcext:value-type="float">
            <text:p>7,6384673</text:p>
          </table:table-cell>
        </table:table-row>
        <table:table-row table:style-name="ro1">
          <table:table-cell office:value-type="float" office:value="7.5565338" calcext:value-type="float">
            <text:p>7,5565338</text:p>
          </table:table-cell>
          <table:table-cell office:value-type="float" office:value="18.91811" calcext:value-type="float">
            <text:p>18,91811</text:p>
          </table:table-cell>
        </table:table-row>
        <table:table-row table:style-name="ro1">
          <table:table-cell office:value-type="float" office:value="6.877985" calcext:value-type="float">
            <text:p>6,877985</text:p>
          </table:table-cell>
          <table:table-cell office:value-type="float" office:value="18.3883859" calcext:value-type="float">
            <text:p>18,3883859</text:p>
          </table:table-cell>
        </table:table-row>
        <table:table-row table:style-name="ro1">
          <table:table-cell office:value-type="float" office:value="3.9099723" calcext:value-type="float">
            <text:p>3,9099723</text:p>
          </table:table-cell>
          <table:table-cell office:value-type="float" office:value="6.8699851" calcext:value-type="float">
            <text:p>6,8699851</text:p>
          </table:table-cell>
        </table:table-row>
        <table:table-row table:style-name="ro1">
          <table:table-cell office:value-type="float" office:value="7.47663" calcext:value-type="float">
            <text:p>7,47663</text:p>
          </table:table-cell>
          <table:table-cell office:value-type="float" office:value="19.1626601" calcext:value-type="float">
            <text:p>19,1626601</text:p>
          </table:table-cell>
        </table:table-row>
        <table:table-row table:style-name="ro1">
          <table:table-cell office:value-type="float" office:value="3.9015127" calcext:value-type="float">
            <text:p>3,9015127</text:p>
          </table:table-cell>
          <table:table-cell office:value-type="float" office:value="6.796891" calcext:value-type="float">
            <text:p>6,796891</text:p>
          </table:table-cell>
        </table:table-row>
        <table:table-row table:style-name="ro1">
          <table:table-cell office:value-type="float" office:value="6.9412044" calcext:value-type="float">
            <text:p>6,9412044</text:p>
          </table:table-cell>
          <table:table-cell office:value-type="float" office:value="19.2261813" calcext:value-type="float">
            <text:p>19,2261813</text:p>
          </table:table-cell>
        </table:table-row>
        <table:table-row table:style-name="ro1">
          <table:table-cell office:value-type="float" office:value="6.98957" calcext:value-type="float">
            <text:p>6,98957</text:p>
          </table:table-cell>
          <table:table-cell office:value-type="float" office:value="19.1000783" calcext:value-type="float">
            <text:p>19,1000783</text:p>
          </table:table-cell>
        </table:table-row>
        <table:table-row table:style-name="ro1">
          <table:table-cell office:value-type="float" office:value="6.5759819" calcext:value-type="float">
            <text:p>6,5759819</text:p>
          </table:table-cell>
          <table:table-cell office:value-type="float" office:value="19.7071295" calcext:value-type="float">
            <text:p>19,7071295</text:p>
          </table:table-cell>
        </table:table-row>
        <table:table-row table:style-name="ro1">
          <table:table-cell office:value-type="float" office:value="6.9396843" calcext:value-type="float">
            <text:p>6,9396843</text:p>
          </table:table-cell>
          <table:table-cell office:value-type="float" office:value="20.5204233" calcext:value-type="float">
            <text:p>20,5204233</text:p>
          </table:table-cell>
        </table:table-row>
        <table:table-row table:style-name="ro1">
          <table:table-cell office:value-type="float" office:value="3.2893967" calcext:value-type="float">
            <text:p>3,2893967</text:p>
          </table:table-cell>
          <table:table-cell office:value-type="float" office:value="4.8144371" calcext:value-type="float">
            <text:p>4,8144371</text:p>
          </table:table-cell>
        </table:table-row>
        <table:table-row table:style-name="ro1">
          <table:table-cell office:value-type="float" office:value="7.4826564" calcext:value-type="float">
            <text:p>7,4826564</text:p>
          </table:table-cell>
          <table:table-cell office:value-type="float" office:value="19.436204" calcext:value-type="float">
            <text:p>19,436204</text:p>
          </table:table-cell>
        </table:table-row>
        <table:table-row table:style-name="ro1">
          <table:table-cell office:value-type="float" office:value="7.5404426" calcext:value-type="float">
            <text:p>7,5404426</text:p>
          </table:table-cell>
          <table:table-cell office:value-type="float" office:value="18.7347296" calcext:value-type="float">
            <text:p>18,7347296</text:p>
          </table:table-cell>
        </table:table-row>
        <table:table-row table:style-name="ro1">
          <table:table-cell office:value-type="float" office:value="6.8594925" calcext:value-type="float">
            <text:p>6,8594925</text:p>
          </table:table-cell>
          <table:table-cell office:value-type="float" office:value="19.4548111" calcext:value-type="float">
            <text:p>19,4548111</text:p>
          </table:table-cell>
        </table:table-row>
        <table:table-row table:style-name="ro1">
          <table:table-cell office:value-type="float" office:value="4.6360904" calcext:value-type="float">
            <text:p>4,6360904</text:p>
          </table:table-cell>
          <table:table-cell office:value-type="float" office:value="7.8064033" calcext:value-type="float">
            <text:p>7,8064033</text:p>
          </table:table-cell>
        </table:table-row>
        <table:table-row table:style-name="ro1">
          <table:table-cell office:value-type="float" office:value="7.3385881" calcext:value-type="float">
            <text:p>7,3385881</text:p>
          </table:table-cell>
          <table:table-cell office:value-type="float" office:value="18.3120554" calcext:value-type="float">
            <text:p>18,3120554</text:p>
          </table:table-cell>
        </table:table-row>
        <table:table-row table:style-name="ro1">
          <table:table-cell office:value-type="float" office:value="6.5983411" calcext:value-type="float">
            <text:p>6,5983411</text:p>
          </table:table-cell>
          <table:table-cell office:value-type="float" office:value="20.191469" calcext:value-type="float">
            <text:p>20,191469</text:p>
          </table:table-cell>
        </table:table-row>
        <table:table-row table:style-name="ro1">
          <table:table-cell office:value-type="float" office:value="6.8346668" calcext:value-type="float">
            <text:p>6,8346668</text:p>
          </table:table-cell>
          <table:table-cell office:value-type="float" office:value="19.629831" calcext:value-type="float">
            <text:p>19,629831</text:p>
          </table:table-cell>
        </table:table-row>
        <table:table-row table:style-name="ro1">
          <table:table-cell office:value-type="float" office:value="7.4085179" calcext:value-type="float">
            <text:p>7,4085179</text:p>
          </table:table-cell>
          <table:table-cell office:value-type="float" office:value="18.4756331" calcext:value-type="float">
            <text:p>18,4756331</text:p>
          </table:table-cell>
        </table:table-row>
        <table:table-row table:style-name="ro1">
          <table:table-cell office:value-type="float" office:value="6.9263192" calcext:value-type="float">
            <text:p>6,9263192</text:p>
          </table:table-cell>
          <table:table-cell office:value-type="float" office:value="19.086537" calcext:value-type="float">
            <text:p>19,086537</text:p>
          </table:table-cell>
        </table:table-row>
        <table:table-row table:style-name="ro1">
          <table:table-cell office:value-type="float" office:value="6.56604" calcext:value-type="float">
            <text:p>6,56604</text:p>
          </table:table-cell>
          <table:table-cell office:value-type="float" office:value="18.7217465" calcext:value-type="float">
            <text:p>18,7217465</text:p>
          </table:table-cell>
        </table:table-row>
        <table:table-row table:style-name="ro1">
          <table:table-cell office:value-type="float" office:value="3.5534899" calcext:value-type="float">
            <text:p>3,5534899</text:p>
          </table:table-cell>
          <table:table-cell office:value-type="float" office:value="7.2109594" calcext:value-type="float">
            <text:p>7,2109594</text:p>
          </table:table-cell>
        </table:table-row>
        <table:table-row table:style-name="ro1">
          <table:table-cell office:value-type="float" office:value="7.0388037" calcext:value-type="float">
            <text:p>7,0388037</text:p>
          </table:table-cell>
          <table:table-cell office:value-type="float" office:value="18.366861" calcext:value-type="float">
            <text:p>18,366861</text:p>
          </table:table-cell>
        </table:table-row>
        <table:table-row table:style-name="ro1">
          <table:table-cell office:value-type="float" office:value="3.6552086" calcext:value-type="float">
            <text:p>3,6552086</text:p>
          </table:table-cell>
          <table:table-cell office:value-type="float" office:value="6.8434391" calcext:value-type="float">
            <text:p>6,8434391</text:p>
          </table:table-cell>
        </table:table-row>
        <table:table-row table:style-name="ro1">
          <table:table-cell office:value-type="float" office:value="3.5933258" calcext:value-type="float">
            <text:p>3,5933258</text:p>
          </table:table-cell>
          <table:table-cell office:value-type="float" office:value="6.5619269" calcext:value-type="float">
            <text:p>6,5619269</text:p>
          </table:table-cell>
        </table:table-row>
        <table:table-row table:style-name="ro1">
          <table:table-cell office:value-type="float" office:value="7.1794435" calcext:value-type="float">
            <text:p>7,1794435</text:p>
          </table:table-cell>
          <table:table-cell office:value-type="float" office:value="18.8478951" calcext:value-type="float">
            <text:p>18,8478951</text:p>
          </table:table-cell>
        </table:table-row>
        <table:table-row table:style-name="ro1">
          <table:table-cell office:value-type="float" office:value="6.7648719" calcext:value-type="float">
            <text:p>6,7648719</text:p>
          </table:table-cell>
          <table:table-cell office:value-type="float" office:value="18.9955253" calcext:value-type="float">
            <text:p>18,9955253</text:p>
          </table:table-cell>
        </table:table-row>
        <table:table-row table:style-name="ro1">
          <table:table-cell office:value-type="float" office:value="7.5434452" calcext:value-type="float">
            <text:p>7,5434452</text:p>
          </table:table-cell>
          <table:table-cell office:value-type="float" office:value="17.9936692" calcext:value-type="float">
            <text:p>17,9936692</text:p>
          </table:table-cell>
        </table:table-row>
        <table:table-row table:style-name="ro1">
          <table:table-cell office:value-type="float" office:value="3.7856631" calcext:value-type="float">
            <text:p>3,7856631</text:p>
          </table:table-cell>
          <table:table-cell office:value-type="float" office:value="5.2488359" calcext:value-type="float">
            <text:p>5,2488359</text:p>
          </table:table-cell>
        </table:table-row>
        <table:table-row table:style-name="ro1">
          <table:table-cell office:value-type="float" office:value="3.4061273" calcext:value-type="float">
            <text:p>3,4061273</text:p>
          </table:table-cell>
          <table:table-cell office:value-type="float" office:value="7.1946901" calcext:value-type="float">
            <text:p>7,1946901</text:p>
          </table:table-cell>
        </table:table-row>
        <table:table-row table:style-name="ro1">
          <table:table-cell office:value-type="float" office:value="6.9418555" calcext:value-type="float">
            <text:p>6,9418555</text:p>
          </table:table-cell>
          <table:table-cell office:value-type="float" office:value="19.2388808" calcext:value-type="float">
            <text:p>19,2388808</text:p>
          </table:table-cell>
        </table:table-row>
        <table:table-row table:style-name="ro1">
          <table:table-cell office:value-type="float" office:value="4.1094909" calcext:value-type="float">
            <text:p>4,1094909</text:p>
          </table:table-cell>
          <table:table-cell office:value-type="float" office:value="6.2506034" calcext:value-type="float">
            <text:p>6,2506034</text:p>
          </table:table-cell>
        </table:table-row>
        <table:table-row table:style-name="ro1">
          <table:table-cell office:value-type="float" office:value="3.5010923" calcext:value-type="float">
            <text:p>3,5010923</text:p>
          </table:table-cell>
          <table:table-cell office:value-type="float" office:value="7.6160164" calcext:value-type="float">
            <text:p>7,6160164</text:p>
          </table:table-cell>
        </table:table-row>
        <table:table-row table:style-name="ro1">
          <table:table-cell office:value-type="float" office:value="6.7381343" calcext:value-type="float">
            <text:p>6,7381343</text:p>
          </table:table-cell>
          <table:table-cell office:value-type="float" office:value="20.3550317" calcext:value-type="float">
            <text:p>20,3550317</text:p>
          </table:table-cell>
        </table:table-row>
        <table:table-row table:style-name="ro1">
          <table:table-cell office:value-type="float" office:value="7.0325915" calcext:value-type="float">
            <text:p>7,0325915</text:p>
          </table:table-cell>
          <table:table-cell office:value-type="float" office:value="19.0018392" calcext:value-type="float">
            <text:p>19,0018392</text:p>
          </table:table-cell>
        </table:table-row>
        <table:table-row table:style-name="ro1">
          <table:table-cell office:value-type="float" office:value="7.3072773" calcext:value-type="float">
            <text:p>7,3072773</text:p>
          </table:table-cell>
          <table:table-cell office:value-type="float" office:value="19.4058638" calcext:value-type="float">
            <text:p>19,4058638</text:p>
          </table:table-cell>
        </table:table-row>
        <table:table-row table:style-name="ro1">
          <table:table-cell office:value-type="float" office:value="7.1900177" calcext:value-type="float">
            <text:p>7,1900177</text:p>
          </table:table-cell>
          <table:table-cell office:value-type="float" office:value="18.7392339" calcext:value-type="float">
            <text:p>18,7392339</text:p>
          </table:table-cell>
        </table:table-row>
        <table:table-row table:style-name="ro1">
          <table:table-cell office:value-type="float" office:value="6.9663606" calcext:value-type="float">
            <text:p>6,9663606</text:p>
          </table:table-cell>
          <table:table-cell office:value-type="float" office:value="19.2156207" calcext:value-type="float">
            <text:p>19,2156207</text:p>
          </table:table-cell>
        </table:table-row>
        <table:table-row table:style-name="ro1">
          <table:table-cell office:value-type="float" office:value="4.2131036" calcext:value-type="float">
            <text:p>4,2131036</text:p>
          </table:table-cell>
          <table:table-cell office:value-type="float" office:value="8.1471514" calcext:value-type="float">
            <text:p>8,1471514</text:p>
          </table:table-cell>
        </table:table-row>
        <table:table-row table:style-name="ro1">
          <table:table-cell office:value-type="float" office:value="3.9734854" calcext:value-type="float">
            <text:p>3,9734854</text:p>
          </table:table-cell>
          <table:table-cell office:value-type="float" office:value="6.8390432" calcext:value-type="float">
            <text:p>6,8390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8:12:23.182279837</meta:creation-date>
    <dc:date>2025-11-27T18:58:51.129466336</dc:date>
    <meta:editing-duration>PT35M35S</meta:editing-duration>
    <meta:editing-cycles>1</meta:editing-cycles>
    <meta:document-statistic meta:table-count="1" meta:cell-count="414" meta:object-count="2"/>
    <meta:generator>LibreOffice/25.8.3.2$Linux_X86_64 LibreOffice_project/5ee70f9e60a556cf41458d71cbfa54885591385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38cm" svg:height="15.671cm" xlink:href=".." xlink:type="simple" chart:class="chart:scatter" chart:style-name="ch1">
        <chart:legend chart:legend-position="end" svg:x="26.854cm" svg:y="7.536cm" style:legend-expansion="high" chart:style-name="ch2"/>
        <chart:plot-area chart:style-name="ch3" svg:x="0.556cm" svg:y="0.313cm" svg:width="25.742cm" svg:height="15.045cm">
          <chart:coordinate-region svg:x="1.19cm" svg:y="0.512cm" svg:width="25.011cm" svg:height="14.1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207" chart:label-cell-address="Лист1.B1:Лист1.B1" chart:class="chart:scatter">
            <chart:domain table:cell-range-address="Лист1.A2:Лист1.A207"/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638064">
                <text:p>3.9638064</text:p>
                <draw:g>
                  <svg:desc>Лист1.A2:Лист1.A207</svg:desc>
                </draw:g>
              </table:table-cell>
              <table:table-cell office:value-type="float" office:value="7.1285385">
                <text:p>7.1285385</text:p>
                <draw:g>
                  <svg:desc>Лист1.B2:Лист1.B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852033">
                <text:p>4.1852033</text:p>
              </table:table-cell>
              <table:table-cell office:value-type="float" office:value="6.1452368">
                <text:p>6.1452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407125">
                <text:p>6.9407125</text:p>
              </table:table-cell>
              <table:table-cell office:value-type="float" office:value="18.9404389">
                <text:p>18.9404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704047">
                <text:p>6.8704047</text:p>
              </table:table-cell>
              <table:table-cell office:value-type="float" office:value="19.0020998">
                <text:p>19.0020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704227">
                <text:p>7.2704227</text:p>
              </table:table-cell>
              <table:table-cell office:value-type="float" office:value="19.6984415">
                <text:p>19.6984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438473">
                <text:p>3.8438473</text:p>
              </table:table-cell>
              <table:table-cell office:value-type="float" office:value="7.1735053">
                <text:p>7.1735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723781">
                <text:p>7.0723781</text:p>
              </table:table-cell>
              <table:table-cell office:value-type="float" office:value="18.8401346">
                <text:p>18.8401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28167">
                <text:p>3.1628167</text:p>
              </table:table-cell>
              <table:table-cell office:value-type="float" office:value="6.4672343">
                <text:p>6.467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368945">
                <text:p>6.3368945</text:p>
              </table:table-cell>
              <table:table-cell office:value-type="float" office:value="18.4874206">
                <text:p>18.4874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439358">
                <text:p>3.9439358</text:p>
              </table:table-cell>
              <table:table-cell office:value-type="float" office:value="6.3825478">
                <text:p>6.3825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677128">
                <text:p>6.4677128</text:p>
              </table:table-cell>
              <table:table-cell office:value-type="float" office:value="18.7289476">
                <text:p>18.7289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610863">
                <text:p>3.6610863</text:p>
              </table:table-cell>
              <table:table-cell office:value-type="float" office:value="5.9799141">
                <text:p>5.979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80489">
                <text:p>7.280489</text:p>
              </table:table-cell>
              <table:table-cell office:value-type="float" office:value="19.4629449">
                <text:p>19.462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090862">
                <text:p>6.2090862</text:p>
              </table:table-cell>
              <table:table-cell office:value-type="float" office:value="19.6372257">
                <text:p>19.6372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94596">
                <text:p>3.9194596</text:p>
              </table:table-cell>
              <table:table-cell office:value-type="float" office:value="7.6652859">
                <text:p>7.6652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92111">
                <text:p>4.492111</text:p>
              </table:table-cell>
              <table:table-cell office:value-type="float" office:value="6.6355507">
                <text:p>6.6355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589284">
                <text:p>4.0589284</text:p>
              </table:table-cell>
              <table:table-cell office:value-type="float" office:value="8.3790031">
                <text:p>8.3790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301169">
                <text:p>3.9301169</text:p>
              </table:table-cell>
              <table:table-cell office:value-type="float" office:value="7.0770144">
                <text:p>7.077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768029">
                <text:p>3.7768029</text:p>
              </table:table-cell>
              <table:table-cell office:value-type="float" office:value="6.3266337">
                <text:p>6.3266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557779">
                <text:p>4.1557779</text:p>
              </table:table-cell>
              <table:table-cell office:value-type="float" office:value="7.6264934">
                <text:p>7.6264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6467">
                <text:p>4.26467</text:p>
              </table:table-cell>
              <table:table-cell office:value-type="float" office:value="7.341128">
                <text:p>7.341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7053">
                <text:p>7.357053</text:p>
              </table:table-cell>
              <table:table-cell office:value-type="float" office:value="20.3705405">
                <text:p>20.3705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96892">
                <text:p>6.6696892</text:p>
              </table:table-cell>
              <table:table-cell office:value-type="float" office:value="19.1033544">
                <text:p>19.1033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187624">
                <text:p>3.4187624</text:p>
              </table:table-cell>
              <table:table-cell office:value-type="float" office:value="5.6849628">
                <text:p>5.684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7917">
                <text:p>3.437917</text:p>
              </table:table-cell>
              <table:table-cell office:value-type="float" office:value="6.0425659">
                <text:p>6.04256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199781">
                <text:p>6.7199781</text:p>
              </table:table-cell>
              <table:table-cell office:value-type="float" office:value="19.4190625">
                <text:p>19.41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9843017">
                <text:p>6.9843017</text:p>
              </table:table-cell>
              <table:table-cell office:value-type="float" office:value="20.479163">
                <text:p>20.479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282916">
                <text:p>7.1282916</text:p>
              </table:table-cell>
              <table:table-cell office:value-type="float" office:value="18.714912">
                <text:p>18.714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46096">
                <text:p>4.146096</text:p>
              </table:table-cell>
              <table:table-cell office:value-type="float" office:value="6.997676">
                <text:p>6.997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585214">
                <text:p>3.6585214</text:p>
              </table:table-cell>
              <table:table-cell office:value-type="float" office:value="6.0361505">
                <text:p>6.0361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4413504">
                <text:p>7.4413504</text:p>
              </table:table-cell>
              <table:table-cell office:value-type="float" office:value="19.0766271">
                <text:p>19.0766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8783057">
                <text:p>6.8783057</text:p>
              </table:table-cell>
              <table:table-cell office:value-type="float" office:value="19.2181519">
                <text:p>19.2181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345589">
                <text:p>3.6345589</text:p>
              </table:table-cell>
              <table:table-cell office:value-type="float" office:value="8.5976575">
                <text:p>8.5976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164102">
                <text:p>7.3164102</text:p>
              </table:table-cell>
              <table:table-cell office:value-type="float" office:value="19.973096">
                <text:p>19.973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942096">
                <text:p>3.7942096</text:p>
              </table:table-cell>
              <table:table-cell office:value-type="float" office:value="6.6135634">
                <text:p>6.6135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152732">
                <text:p>6.7152732</text:p>
              </table:table-cell>
              <table:table-cell office:value-type="float" office:value="18.1927892">
                <text:p>18.1927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482447">
                <text:p>7.1482447</text:p>
              </table:table-cell>
              <table:table-cell office:value-type="float" office:value="19.5398915">
                <text:p>19.5398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663303">
                <text:p>4.4663303</text:p>
              </table:table-cell>
              <table:table-cell office:value-type="float" office:value="5.082353">
                <text:p>5.082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929025">
                <text:p>6.7929025</text:p>
              </table:table-cell>
              <table:table-cell office:value-type="float" office:value="20.0777267">
                <text:p>20.0777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636313">
                <text:p>6.8636313</text:p>
              </table:table-cell>
              <table:table-cell office:value-type="float" office:value="19.8468625">
                <text:p>19.8468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204597">
                <text:p>3.4204597</text:p>
              </table:table-cell>
              <table:table-cell office:value-type="float" office:value="5.7287691">
                <text:p>5.7287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476088">
                <text:p>6.9476088</text:p>
              </table:table-cell>
              <table:table-cell office:value-type="float" office:value="19.9993993">
                <text:p>19.9993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136644">
                <text:p>3.8136644</text:p>
              </table:table-cell>
              <table:table-cell office:value-type="float" office:value="8.0814763">
                <text:p>8.0814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65055">
                <text:p>3.1465055</text:p>
              </table:table-cell>
              <table:table-cell office:value-type="float" office:value="5.4875173">
                <text:p>5.4875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553337">
                <text:p>3.7553337</text:p>
              </table:table-cell>
              <table:table-cell office:value-type="float" office:value="7.0652113">
                <text:p>7.0652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835607">
                <text:p>4.2835607</text:p>
              </table:table-cell>
              <table:table-cell office:value-type="float" office:value="6.8759139">
                <text:p>6.8759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955568">
                <text:p>7.3955568</text:p>
              </table:table-cell>
              <table:table-cell office:value-type="float" office:value="18.2434196">
                <text:p>18.2434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193538">
                <text:p>7.1193538</text:p>
              </table:table-cell>
              <table:table-cell office:value-type="float" office:value="20.0315394">
                <text:p>20.0315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183145">
                <text:p>3.6183145</text:p>
              </table:table-cell>
              <table:table-cell office:value-type="float" office:value="6.8501695">
                <text:p>6.8501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6723">
                <text:p>7.186723</text:p>
              </table:table-cell>
              <table:table-cell office:value-type="float" office:value="18.2849455">
                <text:p>18.2849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6991766">
                <text:p>6.6991766</text:p>
              </table:table-cell>
              <table:table-cell office:value-type="float" office:value="18.2843502">
                <text:p>18.284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100466">
                <text:p>3.9100466</text:p>
              </table:table-cell>
              <table:table-cell office:value-type="float" office:value="6.6396418">
                <text:p>6.63964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667476">
                <text:p>3.5667476</text:p>
              </table:table-cell>
              <table:table-cell office:value-type="float" office:value="6.8643254">
                <text:p>6.8643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939935">
                <text:p>4.2939935</text:p>
              </table:table-cell>
              <table:table-cell office:value-type="float" office:value="6.2917864">
                <text:p>6.2917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950047">
                <text:p>6.6950047</text:p>
              </table:table-cell>
              <table:table-cell office:value-type="float" office:value="18.9903129">
                <text:p>18.9903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0979216">
                <text:p>7.0979216</text:p>
              </table:table-cell>
              <table:table-cell office:value-type="float" office:value="18.1956089">
                <text:p>18.1956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411193">
                <text:p>3.6411193</text:p>
              </table:table-cell>
              <table:table-cell office:value-type="float" office:value="5.8047272">
                <text:p>5.8047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007029">
                <text:p>3.7007029</text:p>
              </table:table-cell>
              <table:table-cell office:value-type="float" office:value="7.2982352">
                <text:p>7.2982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877046">
                <text:p>3.9877046</text:p>
              </table:table-cell>
              <table:table-cell office:value-type="float" office:value="5.8759085">
                <text:p>5.8759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416654">
                <text:p>6.8416654</text:p>
              </table:table-cell>
              <table:table-cell office:value-type="float" office:value="18.7172071">
                <text:p>18.7172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238509">
                <text:p>3.9238509</text:p>
              </table:table-cell>
              <table:table-cell office:value-type="float" office:value="5.9709227">
                <text:p>5.97092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645466">
                <text:p>4.3645466</text:p>
              </table:table-cell>
              <table:table-cell office:value-type="float" office:value="7.4782214">
                <text:p>7.4782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36609">
                <text:p>7.436609</text:p>
              </table:table-cell>
              <table:table-cell office:value-type="float" office:value="19.9844373">
                <text:p>19.9844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949717">
                <text:p>6.7949717</text:p>
              </table:table-cell>
              <table:table-cell office:value-type="float" office:value="19.185292">
                <text:p>19.185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687952">
                <text:p>7.2687952</text:p>
              </table:table-cell>
              <table:table-cell office:value-type="float" office:value="18.6686026">
                <text:p>18.6686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979365">
                <text:p>3.8979365</text:p>
              </table:table-cell>
              <table:table-cell office:value-type="float" office:value="6.5931654">
                <text:p>6.59316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315757">
                <text:p>4.0315757</text:p>
              </table:table-cell>
              <table:table-cell office:value-type="float" office:value="6.4477016">
                <text:p>6.4477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327252">
                <text:p>4.2327252</text:p>
              </table:table-cell>
              <table:table-cell office:value-type="float" office:value="6.4626843">
                <text:p>6.46268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469014">
                <text:p>6.7469014</text:p>
              </table:table-cell>
              <table:table-cell office:value-type="float" office:value="18.4507369">
                <text:p>18.45073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620602">
                <text:p>3.5620602</text:p>
              </table:table-cell>
              <table:table-cell office:value-type="float" office:value="5.5292176">
                <text:p>5.5292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251469">
                <text:p>7.2251469</text:p>
              </table:table-cell>
              <table:table-cell office:value-type="float" office:value="19.2861698">
                <text:p>19.2861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7182">
                <text:p>7.0997182</text:p>
              </table:table-cell>
              <table:table-cell office:value-type="float" office:value="19.4363971">
                <text:p>19.43639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8785265">
                <text:p>6.8785265</text:p>
              </table:table-cell>
              <table:table-cell office:value-type="float" office:value="20.1592427">
                <text:p>20.1592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33237">
                <text:p>7.233237</text:p>
              </table:table-cell>
              <table:table-cell office:value-type="float" office:value="20.166756">
                <text:p>20.166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150498">
                <text:p>6.8150498</text:p>
              </table:table-cell>
              <table:table-cell office:value-type="float" office:value="18.4409097">
                <text:p>18.4409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0698534">
                <text:p>4.0698534</text:p>
              </table:table-cell>
              <table:table-cell office:value-type="float" office:value="7.8593423">
                <text:p>7.8593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5566792">
                <text:p>6.5566792</text:p>
              </table:table-cell>
              <table:table-cell office:value-type="float" office:value="19.6275102">
                <text:p>19.6275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2409541">
                <text:p>7.2409541</text:p>
              </table:table-cell>
              <table:table-cell office:value-type="float" office:value="19.4886941">
                <text:p>19.488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594094">
                <text:p>7.1594094</text:p>
              </table:table-cell>
              <table:table-cell office:value-type="float" office:value="19.2359869">
                <text:p>19.2359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903863">
                <text:p>7.0903863</text:p>
              </table:table-cell>
              <table:table-cell office:value-type="float" office:value="19.3791642">
                <text:p>19.3791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264698">
                <text:p>6.7264698</text:p>
              </table:table-cell>
              <table:table-cell office:value-type="float" office:value="18.247044">
                <text:p>18.247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029068">
                <text:p>3.3029068</text:p>
              </table:table-cell>
              <table:table-cell office:value-type="float" office:value="6.7163957">
                <text:p>6.7163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201">
                <text:p>7.3201</text:p>
              </table:table-cell>
              <table:table-cell office:value-type="float" office:value="18.1997814">
                <text:p>18.19978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990636">
                <text:p>4.5990636</text:p>
              </table:table-cell>
              <table:table-cell office:value-type="float" office:value="7.3895833">
                <text:p>7.38958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189776">
                <text:p>4.0189776</text:p>
              </table:table-cell>
              <table:table-cell office:value-type="float" office:value="7.2501675">
                <text:p>7.2501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8287052">
                <text:p>6.8287052</text:p>
              </table:table-cell>
              <table:table-cell office:value-type="float" office:value="18.6587829">
                <text:p>18.6587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020598">
                <text:p>6.9020598</text:p>
              </table:table-cell>
              <table:table-cell office:value-type="float" office:value="19.9128804">
                <text:p>19.9128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661752">
                <text:p>6.6661752</text:p>
              </table:table-cell>
              <table:table-cell office:value-type="float" office:value="18.0476642">
                <text:p>18.04766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630499">
                <text:p>7.1630499</text:p>
              </table:table-cell>
              <table:table-cell office:value-type="float" office:value="19.546703">
                <text:p>19.5467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230227">
                <text:p>6.6230227</text:p>
              </table:table-cell>
              <table:table-cell office:value-type="float" office:value="19.2959685">
                <text:p>19.29596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538546">
                <text:p>7.0538546</text:p>
              </table:table-cell>
              <table:table-cell office:value-type="float" office:value="19.9638617">
                <text:p>19.9638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05662">
                <text:p>7.3405662</text:p>
              </table:table-cell>
              <table:table-cell office:value-type="float" office:value="18.8700065">
                <text:p>18.8700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3970613">
                <text:p>6.3970613</text:p>
              </table:table-cell>
              <table:table-cell office:value-type="float" office:value="19.751983">
                <text:p>19.751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87461">
                <text:p>6.387461</text:p>
              </table:table-cell>
              <table:table-cell office:value-type="float" office:value="20.4262317">
                <text:p>20.42623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591689">
                <text:p>4.2591689</text:p>
              </table:table-cell>
              <table:table-cell office:value-type="float" office:value="5.9851534">
                <text:p>5.9851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6984539">
                <text:p>6.6984539</text:p>
              </table:table-cell>
              <table:table-cell office:value-type="float" office:value="19.8228837">
                <text:p>19.82288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015613">
                <text:p>4.3015613</text:p>
              </table:table-cell>
              <table:table-cell office:value-type="float" office:value="6.6941699">
                <text:p>6.6941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5231907">
                <text:p>6.5231907</text:p>
              </table:table-cell>
              <table:table-cell office:value-type="float" office:value="19.001718">
                <text:p>19.001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532981">
                <text:p>3.8532981</text:p>
              </table:table-cell>
              <table:table-cell office:value-type="float" office:value="6.7733681">
                <text:p>6.77336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5970537">
                <text:p>6.5970537</text:p>
              </table:table-cell>
              <table:table-cell office:value-type="float" office:value="20.7080887">
                <text:p>20.70808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310124">
                <text:p>6.9310124</text:p>
              </table:table-cell>
              <table:table-cell office:value-type="float" office:value="18.4008773">
                <text:p>18.4008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91583">
                <text:p>3.891583</text:p>
              </table:table-cell>
              <table:table-cell office:value-type="float" office:value="6.6253897">
                <text:p>6.6253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885454">
                <text:p>6.9885454</text:p>
              </table:table-cell>
              <table:table-cell office:value-type="float" office:value="18.2848462">
                <text:p>18.2848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011853">
                <text:p>7.1011853</text:p>
              </table:table-cell>
              <table:table-cell office:value-type="float" office:value="19.3145369">
                <text:p>19.3145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696919">
                <text:p>6.7696919</text:p>
              </table:table-cell>
              <table:table-cell office:value-type="float" office:value="19.4726603">
                <text:p>19.47266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0042991">
                <text:p>7.0042991</text:p>
              </table:table-cell>
              <table:table-cell office:value-type="float" office:value="19.6597695">
                <text:p>19.65976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745401">
                <text:p>6.745401</text:p>
              </table:table-cell>
              <table:table-cell office:value-type="float" office:value="19.0906361">
                <text:p>19.09063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442752">
                <text:p>7.4442752</text:p>
              </table:table-cell>
              <table:table-cell office:value-type="float" office:value="20.7853801">
                <text:p>20.78538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304869">
                <text:p>4.5304869</text:p>
              </table:table-cell>
              <table:table-cell office:value-type="float" office:value="6.7897175">
                <text:p>6.7897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555095">
                <text:p>6.8555095</text:p>
              </table:table-cell>
              <table:table-cell office:value-type="float" office:value="19.0582603">
                <text:p>19.05826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066067">
                <text:p>4.2066067</text:p>
              </table:table-cell>
              <table:table-cell office:value-type="float" office:value="6.7220448">
                <text:p>6.72204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14964">
                <text:p>7.314964</text:p>
              </table:table-cell>
              <table:table-cell office:value-type="float" office:value="19.4615058">
                <text:p>19.4615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085948">
                <text:p>7.3085948</text:p>
              </table:table-cell>
              <table:table-cell office:value-type="float" office:value="19.4956366">
                <text:p>19.4956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719842">
                <text:p>6.6719842</text:p>
              </table:table-cell>
              <table:table-cell office:value-type="float" office:value="20.0686601">
                <text:p>20.0686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582889">
                <text:p>7.1582889</text:p>
              </table:table-cell>
              <table:table-cell office:value-type="float" office:value="18.6952808">
                <text:p>18.6952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2065069">
                <text:p>7.2065069</text:p>
              </table:table-cell>
              <table:table-cell office:value-type="float" office:value="19.5298315">
                <text:p>19.5298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867128">
                <text:p>4.1867128</text:p>
              </table:table-cell>
              <table:table-cell office:value-type="float" office:value="7.6568314">
                <text:p>7.65683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0819">
                <text:p>7.370819</text:p>
              </table:table-cell>
              <table:table-cell office:value-type="float" office:value="19.2014874">
                <text:p>19.2014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4460879">
                <text:p>7.4460879</text:p>
              </table:table-cell>
              <table:table-cell office:value-type="float" office:value="19.3747827">
                <text:p>19.3747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114834">
                <text:p>7.114834</text:p>
              </table:table-cell>
              <table:table-cell office:value-type="float" office:value="20.3204852">
                <text:p>20.3204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696624">
                <text:p>7.0696624</text:p>
              </table:table-cell>
              <table:table-cell office:value-type="float" office:value="19.2119695">
                <text:p>19.21196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8622308">
                <text:p>6.8622308</text:p>
              </table:table-cell>
              <table:table-cell office:value-type="float" office:value="19.2225367">
                <text:p>19.22253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236899">
                <text:p>4.5236899</text:p>
              </table:table-cell>
              <table:table-cell office:value-type="float" office:value="6.5807763">
                <text:p>6.58077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7376007">
                <text:p>6.7376007</text:p>
              </table:table-cell>
              <table:table-cell office:value-type="float" office:value="19.5588245">
                <text:p>19.5588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8098008">
                <text:p>6.8098008</text:p>
              </table:table-cell>
              <table:table-cell office:value-type="float" office:value="19.1847423">
                <text:p>19.1847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7875574">
                <text:p>6.7875574</text:p>
              </table:table-cell>
              <table:table-cell office:value-type="float" office:value="20.0216533">
                <text:p>20.0216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0378127">
                <text:p>7.0378127</text:p>
              </table:table-cell>
              <table:table-cell office:value-type="float" office:value="19.1637412">
                <text:p>19.16374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914511">
                <text:p>6.6914511</text:p>
              </table:table-cell>
              <table:table-cell office:value-type="float" office:value="18.6615104">
                <text:p>18.6615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960584">
                <text:p>7.1960584</text:p>
              </table:table-cell>
              <table:table-cell office:value-type="float" office:value="18.2595054">
                <text:p>18.2595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71656">
                <text:p>7.871656</text:p>
              </table:table-cell>
              <table:table-cell office:value-type="float" office:value="19.3868371">
                <text:p>19.3868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2803112">
                <text:p>4.2803112</text:p>
              </table:table-cell>
              <table:table-cell office:value-type="float" office:value="6.0175519">
                <text:p>6.01755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4269631">
                <text:p>6.4269631</text:p>
              </table:table-cell>
              <table:table-cell office:value-type="float" office:value="18.6481666">
                <text:p>18.64816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926474">
                <text:p>4.1926474</text:p>
              </table:table-cell>
              <table:table-cell office:value-type="float" office:value="6.8442963">
                <text:p>6.844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774893">
                <text:p>4.2774893</text:p>
              </table:table-cell>
              <table:table-cell office:value-type="float" office:value="7.2633688">
                <text:p>7.26336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659258">
                <text:p>4.0659258</text:p>
              </table:table-cell>
              <table:table-cell office:value-type="float" office:value="6.6982413">
                <text:p>6.6982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960769">
                <text:p>6.7960769</text:p>
              </table:table-cell>
              <table:table-cell office:value-type="float" office:value="19.2953917">
                <text:p>19.29539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82225">
                <text:p>7.482225</text:p>
              </table:table-cell>
              <table:table-cell office:value-type="float" office:value="18.5957466">
                <text:p>18.59574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782565">
                <text:p>7.1782565</text:p>
              </table:table-cell>
              <table:table-cell office:value-type="float" office:value="18.949822">
                <text:p>18.9498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985261">
                <text:p>7.3985261</text:p>
              </table:table-cell>
              <table:table-cell office:value-type="float" office:value="18.2763811">
                <text:p>18.27638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266349">
                <text:p>7.1266349</text:p>
              </table:table-cell>
              <table:table-cell office:value-type="float" office:value="20.2733325">
                <text:p>20.2733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83019">
                <text:p>4.183019</text:p>
              </table:table-cell>
              <table:table-cell office:value-type="float" office:value="6.3090931">
                <text:p>6.30909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225378">
                <text:p>6.6225378</text:p>
              </table:table-cell>
              <table:table-cell office:value-type="float" office:value="19.0944049">
                <text:p>19.0944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7972164">
                <text:p>6.7972164</text:p>
              </table:table-cell>
              <table:table-cell office:value-type="float" office:value="17.8390934">
                <text:p>17.83909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989237">
                <text:p>3.8989237</text:p>
              </table:table-cell>
              <table:table-cell office:value-type="float" office:value="6.5931376">
                <text:p>6.5931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965565">
                <text:p>6.6965565</text:p>
              </table:table-cell>
              <table:table-cell office:value-type="float" office:value="18.6017575">
                <text:p>18.60175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6219921">
                <text:p>7.6219921</text:p>
              </table:table-cell>
              <table:table-cell office:value-type="float" office:value="19.1113631">
                <text:p>19.11136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0943533">
                <text:p>4.0943533</text:p>
              </table:table-cell>
              <table:table-cell office:value-type="float" office:value="7.6990569">
                <text:p>7.69905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787916">
                <text:p>6.9787916</text:p>
              </table:table-cell>
              <table:table-cell office:value-type="float" office:value="18.7172276">
                <text:p>18.7172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0624146">
                <text:p>7.0624146</text:p>
              </table:table-cell>
              <table:table-cell office:value-type="float" office:value="19.7715165">
                <text:p>19.7715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722235">
                <text:p>7.3722235</text:p>
              </table:table-cell>
              <table:table-cell office:value-type="float" office:value="17.9519472">
                <text:p>17.95194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620632">
                <text:p>3.8620632</text:p>
              </table:table-cell>
              <table:table-cell office:value-type="float" office:value="5.734895">
                <text:p>5.7348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889264">
                <text:p>3.6889264</text:p>
              </table:table-cell>
              <table:table-cell office:value-type="float" office:value="6.9055535">
                <text:p>6.9055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558634">
                <text:p>6.9558634</text:p>
              </table:table-cell>
              <table:table-cell office:value-type="float" office:value="19.4412107">
                <text:p>19.44121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1462289">
                <text:p>7.1462289</text:p>
              </table:table-cell>
              <table:table-cell office:value-type="float" office:value="19.1903282">
                <text:p>19.1903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260765">
                <text:p>3.6260765</text:p>
              </table:table-cell>
              <table:table-cell office:value-type="float" office:value="5.8372396">
                <text:p>5.8372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7179895">
                <text:p>6.7179895</text:p>
              </table:table-cell>
              <table:table-cell office:value-type="float" office:value="20.9826622">
                <text:p>20.98266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568348">
                <text:p>7.2568348</text:p>
              </table:table-cell>
              <table:table-cell office:value-type="float" office:value="19.7269757">
                <text:p>19.72697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4475174">
                <text:p>7.4475174</text:p>
              </table:table-cell>
              <table:table-cell office:value-type="float" office:value="18.5276453">
                <text:p>18.52764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8536612">
                <text:p>6.8536612</text:p>
              </table:table-cell>
              <table:table-cell office:value-type="float" office:value="19.7131625">
                <text:p>19.7131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1284399">
                <text:p>7.1284399</text:p>
              </table:table-cell>
              <table:table-cell office:value-type="float" office:value="19.0364968">
                <text:p>19.03649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7428504">
                <text:p>6.7428504</text:p>
              </table:table-cell>
              <table:table-cell office:value-type="float" office:value="19.7021693">
                <text:p>19.70216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9733417">
                <text:p>6.9733417</text:p>
              </table:table-cell>
              <table:table-cell office:value-type="float" office:value="17.5692762">
                <text:p>17.56927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4529018">
                <text:p>7.4529018</text:p>
              </table:table-cell>
              <table:table-cell office:value-type="float" office:value="18.6857485">
                <text:p>18.68574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489773">
                <text:p>7.489773</text:p>
              </table:table-cell>
              <table:table-cell office:value-type="float" office:value="17.459675">
                <text:p>17.459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2343676">
                <text:p>7.2343676</text:p>
              </table:table-cell>
              <table:table-cell office:value-type="float" office:value="19.9709976">
                <text:p>19.9709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7200492">
                <text:p>3.7200492</text:p>
              </table:table-cell>
              <table:table-cell office:value-type="float" office:value="6.6164495">
                <text:p>6.6164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3657822">
                <text:p>4.3657822</text:p>
              </table:table-cell>
              <table:table-cell office:value-type="float" office:value="7.6384673">
                <text:p>7.63846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5565338">
                <text:p>7.5565338</text:p>
              </table:table-cell>
              <table:table-cell office:value-type="float" office:value="18.91811">
                <text:p>18.918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77985">
                <text:p>6.877985</text:p>
              </table:table-cell>
              <table:table-cell office:value-type="float" office:value="18.3883859">
                <text:p>18.38838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9099723">
                <text:p>3.9099723</text:p>
              </table:table-cell>
              <table:table-cell office:value-type="float" office:value="6.8699851">
                <text:p>6.86998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47663">
                <text:p>7.47663</text:p>
              </table:table-cell>
              <table:table-cell office:value-type="float" office:value="19.1626601">
                <text:p>19.1626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015127">
                <text:p>3.9015127</text:p>
              </table:table-cell>
              <table:table-cell office:value-type="float" office:value="6.796891">
                <text:p>6.7968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412044">
                <text:p>6.9412044</text:p>
              </table:table-cell>
              <table:table-cell office:value-type="float" office:value="19.2261813">
                <text:p>19.2261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8957">
                <text:p>6.98957</text:p>
              </table:table-cell>
              <table:table-cell office:value-type="float" office:value="19.1000783">
                <text:p>19.10007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5759819">
                <text:p>6.5759819</text:p>
              </table:table-cell>
              <table:table-cell office:value-type="float" office:value="19.7071295">
                <text:p>19.7071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9396843">
                <text:p>6.9396843</text:p>
              </table:table-cell>
              <table:table-cell office:value-type="float" office:value="20.5204233">
                <text:p>20.5204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893967">
                <text:p>3.2893967</text:p>
              </table:table-cell>
              <table:table-cell office:value-type="float" office:value="4.8144371">
                <text:p>4.8144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4826564">
                <text:p>7.4826564</text:p>
              </table:table-cell>
              <table:table-cell office:value-type="float" office:value="19.436204">
                <text:p>19.436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5404426">
                <text:p>7.5404426</text:p>
              </table:table-cell>
              <table:table-cell office:value-type="float" office:value="18.7347296">
                <text:p>18.73472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594925">
                <text:p>6.8594925</text:p>
              </table:table-cell>
              <table:table-cell office:value-type="float" office:value="19.4548111">
                <text:p>19.4548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6360904">
                <text:p>4.6360904</text:p>
              </table:table-cell>
              <table:table-cell office:value-type="float" office:value="7.8064033">
                <text:p>7.8064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385881">
                <text:p>7.3385881</text:p>
              </table:table-cell>
              <table:table-cell office:value-type="float" office:value="18.3120554">
                <text:p>18.31205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5983411">
                <text:p>6.5983411</text:p>
              </table:table-cell>
              <table:table-cell office:value-type="float" office:value="20.191469">
                <text:p>20.191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8346668">
                <text:p>6.8346668</text:p>
              </table:table-cell>
              <table:table-cell office:value-type="float" office:value="19.629831">
                <text:p>19.6298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085179">
                <text:p>7.4085179</text:p>
              </table:table-cell>
              <table:table-cell office:value-type="float" office:value="18.4756331">
                <text:p>18.47563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263192">
                <text:p>6.9263192</text:p>
              </table:table-cell>
              <table:table-cell office:value-type="float" office:value="19.086537">
                <text:p>19.0865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56604">
                <text:p>6.56604</text:p>
              </table:table-cell>
              <table:table-cell office:value-type="float" office:value="18.7217465">
                <text:p>18.72174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534899">
                <text:p>3.5534899</text:p>
              </table:table-cell>
              <table:table-cell office:value-type="float" office:value="7.2109594">
                <text:p>7.21095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388037">
                <text:p>7.0388037</text:p>
              </table:table-cell>
              <table:table-cell office:value-type="float" office:value="18.366861">
                <text:p>18.3668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552086">
                <text:p>3.6552086</text:p>
              </table:table-cell>
              <table:table-cell office:value-type="float" office:value="6.8434391">
                <text:p>6.84343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5933258">
                <text:p>3.5933258</text:p>
              </table:table-cell>
              <table:table-cell office:value-type="float" office:value="6.5619269">
                <text:p>6.5619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794435">
                <text:p>7.1794435</text:p>
              </table:table-cell>
              <table:table-cell office:value-type="float" office:value="18.8478951">
                <text:p>18.84789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7648719">
                <text:p>6.7648719</text:p>
              </table:table-cell>
              <table:table-cell office:value-type="float" office:value="18.9955253">
                <text:p>18.99552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5434452">
                <text:p>7.5434452</text:p>
              </table:table-cell>
              <table:table-cell office:value-type="float" office:value="17.9936692">
                <text:p>17.9936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856631">
                <text:p>3.7856631</text:p>
              </table:table-cell>
              <table:table-cell office:value-type="float" office:value="5.2488359">
                <text:p>5.24883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4061273">
                <text:p>3.4061273</text:p>
              </table:table-cell>
              <table:table-cell office:value-type="float" office:value="7.1946901">
                <text:p>7.19469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9418555">
                <text:p>6.9418555</text:p>
              </table:table-cell>
              <table:table-cell office:value-type="float" office:value="19.2388808">
                <text:p>19.23888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1094909">
                <text:p>4.1094909</text:p>
              </table:table-cell>
              <table:table-cell office:value-type="float" office:value="6.2506034">
                <text:p>6.25060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010923">
                <text:p>3.5010923</text:p>
              </table:table-cell>
              <table:table-cell office:value-type="float" office:value="7.6160164">
                <text:p>7.61601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7381343">
                <text:p>6.7381343</text:p>
              </table:table-cell>
              <table:table-cell office:value-type="float" office:value="20.3550317">
                <text:p>20.35503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0325915">
                <text:p>7.0325915</text:p>
              </table:table-cell>
              <table:table-cell office:value-type="float" office:value="19.0018392">
                <text:p>19.0018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072773">
                <text:p>7.3072773</text:p>
              </table:table-cell>
              <table:table-cell office:value-type="float" office:value="19.4058638">
                <text:p>19.4058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1900177">
                <text:p>7.1900177</text:p>
              </table:table-cell>
              <table:table-cell office:value-type="float" office:value="18.7392339">
                <text:p>18.7392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9663606">
                <text:p>6.9663606</text:p>
              </table:table-cell>
              <table:table-cell office:value-type="float" office:value="19.2156207">
                <text:p>19.2156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2131036">
                <text:p>4.2131036</text:p>
              </table:table-cell>
              <table:table-cell office:value-type="float" office:value="8.1471514">
                <text:p>8.14715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734854">
                <text:p>3.9734854</text:p>
              </table:table-cell>
              <table:table-cell office:value-type="float" office:value="6.8390432">
                <text:p>6.8390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38cm" svg:height="15.671cm" xlink:href=".." xlink:type="simple" chart:class="chart:scatter" chart:style-name="ch1">
        <chart:legend chart:legend-position="end" svg:x="26.854cm" svg:y="7.536cm" style:legend-expansion="high" chart:style-name="ch2"/>
        <chart:plot-area chart:style-name="ch3" svg:x="0.556cm" svg:y="0.313cm" svg:width="25.742cm" svg:height="15.045cm">
          <chart:coordinate-region svg:x="1.19cm" svg:y="0.512cm" svg:width="25.011cm" svg:height="14.1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207" chart:label-cell-address="Лист1.B1:Лист1.B1" chart:class="chart:scatter">
            <chart:domain table:cell-range-address="Лист1.A2:Лист1.A207"/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638064">
                <text:p>3.9638064</text:p>
                <draw:g>
                  <svg:desc>Лист1.A2:Лист1.A207</svg:desc>
                </draw:g>
              </table:table-cell>
              <table:table-cell office:value-type="float" office:value="7.1285385">
                <text:p>7.1285385</text:p>
                <draw:g>
                  <svg:desc>Лист1.B2:Лист1.B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852033">
                <text:p>4.1852033</text:p>
              </table:table-cell>
              <table:table-cell office:value-type="float" office:value="6.1452368">
                <text:p>6.1452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407125">
                <text:p>6.9407125</text:p>
              </table:table-cell>
              <table:table-cell office:value-type="float" office:value="18.9404389">
                <text:p>18.9404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704047">
                <text:p>6.8704047</text:p>
              </table:table-cell>
              <table:table-cell office:value-type="float" office:value="19.0020998">
                <text:p>19.0020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704227">
                <text:p>7.2704227</text:p>
              </table:table-cell>
              <table:table-cell office:value-type="float" office:value="19.6984415">
                <text:p>19.6984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438473">
                <text:p>3.8438473</text:p>
              </table:table-cell>
              <table:table-cell office:value-type="float" office:value="7.1735053">
                <text:p>7.1735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723781">
                <text:p>7.0723781</text:p>
              </table:table-cell>
              <table:table-cell office:value-type="float" office:value="18.8401346">
                <text:p>18.8401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28167">
                <text:p>3.1628167</text:p>
              </table:table-cell>
              <table:table-cell office:value-type="float" office:value="6.4672343">
                <text:p>6.467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368945">
                <text:p>6.3368945</text:p>
              </table:table-cell>
              <table:table-cell office:value-type="float" office:value="18.4874206">
                <text:p>18.4874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439358">
                <text:p>3.9439358</text:p>
              </table:table-cell>
              <table:table-cell office:value-type="float" office:value="6.3825478">
                <text:p>6.3825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677128">
                <text:p>6.4677128</text:p>
              </table:table-cell>
              <table:table-cell office:value-type="float" office:value="18.7289476">
                <text:p>18.7289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610863">
                <text:p>3.6610863</text:p>
              </table:table-cell>
              <table:table-cell office:value-type="float" office:value="5.9799141">
                <text:p>5.979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80489">
                <text:p>7.280489</text:p>
              </table:table-cell>
              <table:table-cell office:value-type="float" office:value="19.4629449">
                <text:p>19.462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090862">
                <text:p>6.2090862</text:p>
              </table:table-cell>
              <table:table-cell office:value-type="float" office:value="19.6372257">
                <text:p>19.6372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94596">
                <text:p>3.9194596</text:p>
              </table:table-cell>
              <table:table-cell office:value-type="float" office:value="7.6652859">
                <text:p>7.6652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92111">
                <text:p>4.492111</text:p>
              </table:table-cell>
              <table:table-cell office:value-type="float" office:value="6.6355507">
                <text:p>6.6355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589284">
                <text:p>4.0589284</text:p>
              </table:table-cell>
              <table:table-cell office:value-type="float" office:value="8.3790031">
                <text:p>8.3790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301169">
                <text:p>3.9301169</text:p>
              </table:table-cell>
              <table:table-cell office:value-type="float" office:value="7.0770144">
                <text:p>7.077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768029">
                <text:p>3.7768029</text:p>
              </table:table-cell>
              <table:table-cell office:value-type="float" office:value="6.3266337">
                <text:p>6.3266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557779">
                <text:p>4.1557779</text:p>
              </table:table-cell>
              <table:table-cell office:value-type="float" office:value="7.6264934">
                <text:p>7.6264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6467">
                <text:p>4.26467</text:p>
              </table:table-cell>
              <table:table-cell office:value-type="float" office:value="7.341128">
                <text:p>7.341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7053">
                <text:p>7.357053</text:p>
              </table:table-cell>
              <table:table-cell office:value-type="float" office:value="20.3705405">
                <text:p>20.3705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96892">
                <text:p>6.6696892</text:p>
              </table:table-cell>
              <table:table-cell office:value-type="float" office:value="19.1033544">
                <text:p>19.1033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187624">
                <text:p>3.4187624</text:p>
              </table:table-cell>
              <table:table-cell office:value-type="float" office:value="5.6849628">
                <text:p>5.6849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7917">
                <text:p>3.437917</text:p>
              </table:table-cell>
              <table:table-cell office:value-type="float" office:value="6.0425659">
                <text:p>6.04256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199781">
                <text:p>6.7199781</text:p>
              </table:table-cell>
              <table:table-cell office:value-type="float" office:value="19.4190625">
                <text:p>19.41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9843017">
                <text:p>6.9843017</text:p>
              </table:table-cell>
              <table:table-cell office:value-type="float" office:value="20.479163">
                <text:p>20.479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282916">
                <text:p>7.1282916</text:p>
              </table:table-cell>
              <table:table-cell office:value-type="float" office:value="18.714912">
                <text:p>18.714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46096">
                <text:p>4.146096</text:p>
              </table:table-cell>
              <table:table-cell office:value-type="float" office:value="6.997676">
                <text:p>6.997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585214">
                <text:p>3.6585214</text:p>
              </table:table-cell>
              <table:table-cell office:value-type="float" office:value="6.0361505">
                <text:p>6.0361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4413504">
                <text:p>7.4413504</text:p>
              </table:table-cell>
              <table:table-cell office:value-type="float" office:value="19.0766271">
                <text:p>19.0766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8783057">
                <text:p>6.8783057</text:p>
              </table:table-cell>
              <table:table-cell office:value-type="float" office:value="19.2181519">
                <text:p>19.2181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345589">
                <text:p>3.6345589</text:p>
              </table:table-cell>
              <table:table-cell office:value-type="float" office:value="8.5976575">
                <text:p>8.5976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164102">
                <text:p>7.3164102</text:p>
              </table:table-cell>
              <table:table-cell office:value-type="float" office:value="19.973096">
                <text:p>19.973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942096">
                <text:p>3.7942096</text:p>
              </table:table-cell>
              <table:table-cell office:value-type="float" office:value="6.6135634">
                <text:p>6.6135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152732">
                <text:p>6.7152732</text:p>
              </table:table-cell>
              <table:table-cell office:value-type="float" office:value="18.1927892">
                <text:p>18.1927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482447">
                <text:p>7.1482447</text:p>
              </table:table-cell>
              <table:table-cell office:value-type="float" office:value="19.5398915">
                <text:p>19.5398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663303">
                <text:p>4.4663303</text:p>
              </table:table-cell>
              <table:table-cell office:value-type="float" office:value="5.082353">
                <text:p>5.082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929025">
                <text:p>6.7929025</text:p>
              </table:table-cell>
              <table:table-cell office:value-type="float" office:value="20.0777267">
                <text:p>20.0777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636313">
                <text:p>6.8636313</text:p>
              </table:table-cell>
              <table:table-cell office:value-type="float" office:value="19.8468625">
                <text:p>19.8468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204597">
                <text:p>3.4204597</text:p>
              </table:table-cell>
              <table:table-cell office:value-type="float" office:value="5.7287691">
                <text:p>5.7287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476088">
                <text:p>6.9476088</text:p>
              </table:table-cell>
              <table:table-cell office:value-type="float" office:value="19.9993993">
                <text:p>19.9993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136644">
                <text:p>3.8136644</text:p>
              </table:table-cell>
              <table:table-cell office:value-type="float" office:value="8.0814763">
                <text:p>8.0814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65055">
                <text:p>3.1465055</text:p>
              </table:table-cell>
              <table:table-cell office:value-type="float" office:value="5.4875173">
                <text:p>5.4875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553337">
                <text:p>3.7553337</text:p>
              </table:table-cell>
              <table:table-cell office:value-type="float" office:value="7.0652113">
                <text:p>7.0652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835607">
                <text:p>4.2835607</text:p>
              </table:table-cell>
              <table:table-cell office:value-type="float" office:value="6.8759139">
                <text:p>6.8759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955568">
                <text:p>7.3955568</text:p>
              </table:table-cell>
              <table:table-cell office:value-type="float" office:value="18.2434196">
                <text:p>18.2434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193538">
                <text:p>7.1193538</text:p>
              </table:table-cell>
              <table:table-cell office:value-type="float" office:value="20.0315394">
                <text:p>20.0315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183145">
                <text:p>3.6183145</text:p>
              </table:table-cell>
              <table:table-cell office:value-type="float" office:value="6.8501695">
                <text:p>6.8501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6723">
                <text:p>7.186723</text:p>
              </table:table-cell>
              <table:table-cell office:value-type="float" office:value="18.2849455">
                <text:p>18.2849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6991766">
                <text:p>6.6991766</text:p>
              </table:table-cell>
              <table:table-cell office:value-type="float" office:value="18.2843502">
                <text:p>18.284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100466">
                <text:p>3.9100466</text:p>
              </table:table-cell>
              <table:table-cell office:value-type="float" office:value="6.6396418">
                <text:p>6.63964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667476">
                <text:p>3.5667476</text:p>
              </table:table-cell>
              <table:table-cell office:value-type="float" office:value="6.8643254">
                <text:p>6.8643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939935">
                <text:p>4.2939935</text:p>
              </table:table-cell>
              <table:table-cell office:value-type="float" office:value="6.2917864">
                <text:p>6.2917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950047">
                <text:p>6.6950047</text:p>
              </table:table-cell>
              <table:table-cell office:value-type="float" office:value="18.9903129">
                <text:p>18.9903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0979216">
                <text:p>7.0979216</text:p>
              </table:table-cell>
              <table:table-cell office:value-type="float" office:value="18.1956089">
                <text:p>18.1956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411193">
                <text:p>3.6411193</text:p>
              </table:table-cell>
              <table:table-cell office:value-type="float" office:value="5.8047272">
                <text:p>5.8047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007029">
                <text:p>3.7007029</text:p>
              </table:table-cell>
              <table:table-cell office:value-type="float" office:value="7.2982352">
                <text:p>7.2982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877046">
                <text:p>3.9877046</text:p>
              </table:table-cell>
              <table:table-cell office:value-type="float" office:value="5.8759085">
                <text:p>5.8759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416654">
                <text:p>6.8416654</text:p>
              </table:table-cell>
              <table:table-cell office:value-type="float" office:value="18.7172071">
                <text:p>18.7172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238509">
                <text:p>3.9238509</text:p>
              </table:table-cell>
              <table:table-cell office:value-type="float" office:value="5.9709227">
                <text:p>5.97092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645466">
                <text:p>4.3645466</text:p>
              </table:table-cell>
              <table:table-cell office:value-type="float" office:value="7.4782214">
                <text:p>7.4782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36609">
                <text:p>7.436609</text:p>
              </table:table-cell>
              <table:table-cell office:value-type="float" office:value="19.9844373">
                <text:p>19.9844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949717">
                <text:p>6.7949717</text:p>
              </table:table-cell>
              <table:table-cell office:value-type="float" office:value="19.185292">
                <text:p>19.185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687952">
                <text:p>7.2687952</text:p>
              </table:table-cell>
              <table:table-cell office:value-type="float" office:value="18.6686026">
                <text:p>18.6686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979365">
                <text:p>3.8979365</text:p>
              </table:table-cell>
              <table:table-cell office:value-type="float" office:value="6.5931654">
                <text:p>6.59316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315757">
                <text:p>4.0315757</text:p>
              </table:table-cell>
              <table:table-cell office:value-type="float" office:value="6.4477016">
                <text:p>6.4477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327252">
                <text:p>4.2327252</text:p>
              </table:table-cell>
              <table:table-cell office:value-type="float" office:value="6.4626843">
                <text:p>6.46268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469014">
                <text:p>6.7469014</text:p>
              </table:table-cell>
              <table:table-cell office:value-type="float" office:value="18.4507369">
                <text:p>18.45073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620602">
                <text:p>3.5620602</text:p>
              </table:table-cell>
              <table:table-cell office:value-type="float" office:value="5.5292176">
                <text:p>5.5292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251469">
                <text:p>7.2251469</text:p>
              </table:table-cell>
              <table:table-cell office:value-type="float" office:value="19.2861698">
                <text:p>19.2861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7182">
                <text:p>7.0997182</text:p>
              </table:table-cell>
              <table:table-cell office:value-type="float" office:value="19.4363971">
                <text:p>19.43639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8785265">
                <text:p>6.8785265</text:p>
              </table:table-cell>
              <table:table-cell office:value-type="float" office:value="20.1592427">
                <text:p>20.1592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33237">
                <text:p>7.233237</text:p>
              </table:table-cell>
              <table:table-cell office:value-type="float" office:value="20.166756">
                <text:p>20.166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150498">
                <text:p>6.8150498</text:p>
              </table:table-cell>
              <table:table-cell office:value-type="float" office:value="18.4409097">
                <text:p>18.4409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0698534">
                <text:p>4.0698534</text:p>
              </table:table-cell>
              <table:table-cell office:value-type="float" office:value="7.8593423">
                <text:p>7.8593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5566792">
                <text:p>6.5566792</text:p>
              </table:table-cell>
              <table:table-cell office:value-type="float" office:value="19.6275102">
                <text:p>19.6275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2409541">
                <text:p>7.2409541</text:p>
              </table:table-cell>
              <table:table-cell office:value-type="float" office:value="19.4886941">
                <text:p>19.488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594094">
                <text:p>7.1594094</text:p>
              </table:table-cell>
              <table:table-cell office:value-type="float" office:value="19.2359869">
                <text:p>19.2359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903863">
                <text:p>7.0903863</text:p>
              </table:table-cell>
              <table:table-cell office:value-type="float" office:value="19.3791642">
                <text:p>19.3791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264698">
                <text:p>6.7264698</text:p>
              </table:table-cell>
              <table:table-cell office:value-type="float" office:value="18.247044">
                <text:p>18.247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029068">
                <text:p>3.3029068</text:p>
              </table:table-cell>
              <table:table-cell office:value-type="float" office:value="6.7163957">
                <text:p>6.7163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201">
                <text:p>7.3201</text:p>
              </table:table-cell>
              <table:table-cell office:value-type="float" office:value="18.1997814">
                <text:p>18.19978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990636">
                <text:p>4.5990636</text:p>
              </table:table-cell>
              <table:table-cell office:value-type="float" office:value="7.3895833">
                <text:p>7.38958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189776">
                <text:p>4.0189776</text:p>
              </table:table-cell>
              <table:table-cell office:value-type="float" office:value="7.2501675">
                <text:p>7.2501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8287052">
                <text:p>6.8287052</text:p>
              </table:table-cell>
              <table:table-cell office:value-type="float" office:value="18.6587829">
                <text:p>18.6587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020598">
                <text:p>6.9020598</text:p>
              </table:table-cell>
              <table:table-cell office:value-type="float" office:value="19.9128804">
                <text:p>19.9128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661752">
                <text:p>6.6661752</text:p>
              </table:table-cell>
              <table:table-cell office:value-type="float" office:value="18.0476642">
                <text:p>18.04766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630499">
                <text:p>7.1630499</text:p>
              </table:table-cell>
              <table:table-cell office:value-type="float" office:value="19.546703">
                <text:p>19.5467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230227">
                <text:p>6.6230227</text:p>
              </table:table-cell>
              <table:table-cell office:value-type="float" office:value="19.2959685">
                <text:p>19.29596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538546">
                <text:p>7.0538546</text:p>
              </table:table-cell>
              <table:table-cell office:value-type="float" office:value="19.9638617">
                <text:p>19.9638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05662">
                <text:p>7.3405662</text:p>
              </table:table-cell>
              <table:table-cell office:value-type="float" office:value="18.8700065">
                <text:p>18.8700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3970613">
                <text:p>6.3970613</text:p>
              </table:table-cell>
              <table:table-cell office:value-type="float" office:value="19.751983">
                <text:p>19.751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87461">
                <text:p>6.387461</text:p>
              </table:table-cell>
              <table:table-cell office:value-type="float" office:value="20.4262317">
                <text:p>20.42623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591689">
                <text:p>4.2591689</text:p>
              </table:table-cell>
              <table:table-cell office:value-type="float" office:value="5.9851534">
                <text:p>5.9851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6984539">
                <text:p>6.6984539</text:p>
              </table:table-cell>
              <table:table-cell office:value-type="float" office:value="19.8228837">
                <text:p>19.82288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015613">
                <text:p>4.3015613</text:p>
              </table:table-cell>
              <table:table-cell office:value-type="float" office:value="6.6941699">
                <text:p>6.6941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5231907">
                <text:p>6.5231907</text:p>
              </table:table-cell>
              <table:table-cell office:value-type="float" office:value="19.001718">
                <text:p>19.001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532981">
                <text:p>3.8532981</text:p>
              </table:table-cell>
              <table:table-cell office:value-type="float" office:value="6.7733681">
                <text:p>6.77336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5970537">
                <text:p>6.5970537</text:p>
              </table:table-cell>
              <table:table-cell office:value-type="float" office:value="20.7080887">
                <text:p>20.70808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310124">
                <text:p>6.9310124</text:p>
              </table:table-cell>
              <table:table-cell office:value-type="float" office:value="18.4008773">
                <text:p>18.4008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91583">
                <text:p>3.891583</text:p>
              </table:table-cell>
              <table:table-cell office:value-type="float" office:value="6.6253897">
                <text:p>6.6253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885454">
                <text:p>6.9885454</text:p>
              </table:table-cell>
              <table:table-cell office:value-type="float" office:value="18.2848462">
                <text:p>18.2848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011853">
                <text:p>7.1011853</text:p>
              </table:table-cell>
              <table:table-cell office:value-type="float" office:value="19.3145369">
                <text:p>19.3145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696919">
                <text:p>6.7696919</text:p>
              </table:table-cell>
              <table:table-cell office:value-type="float" office:value="19.4726603">
                <text:p>19.47266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0042991">
                <text:p>7.0042991</text:p>
              </table:table-cell>
              <table:table-cell office:value-type="float" office:value="19.6597695">
                <text:p>19.65976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745401">
                <text:p>6.745401</text:p>
              </table:table-cell>
              <table:table-cell office:value-type="float" office:value="19.0906361">
                <text:p>19.09063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442752">
                <text:p>7.4442752</text:p>
              </table:table-cell>
              <table:table-cell office:value-type="float" office:value="20.7853801">
                <text:p>20.78538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304869">
                <text:p>4.5304869</text:p>
              </table:table-cell>
              <table:table-cell office:value-type="float" office:value="6.7897175">
                <text:p>6.7897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555095">
                <text:p>6.8555095</text:p>
              </table:table-cell>
              <table:table-cell office:value-type="float" office:value="19.0582603">
                <text:p>19.05826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066067">
                <text:p>4.2066067</text:p>
              </table:table-cell>
              <table:table-cell office:value-type="float" office:value="6.7220448">
                <text:p>6.72204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14964">
                <text:p>7.314964</text:p>
              </table:table-cell>
              <table:table-cell office:value-type="float" office:value="19.4615058">
                <text:p>19.4615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085948">
                <text:p>7.3085948</text:p>
              </table:table-cell>
              <table:table-cell office:value-type="float" office:value="19.4956366">
                <text:p>19.4956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719842">
                <text:p>6.6719842</text:p>
              </table:table-cell>
              <table:table-cell office:value-type="float" office:value="20.0686601">
                <text:p>20.0686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582889">
                <text:p>7.1582889</text:p>
              </table:table-cell>
              <table:table-cell office:value-type="float" office:value="18.6952808">
                <text:p>18.6952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2065069">
                <text:p>7.2065069</text:p>
              </table:table-cell>
              <table:table-cell office:value-type="float" office:value="19.5298315">
                <text:p>19.5298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867128">
                <text:p>4.1867128</text:p>
              </table:table-cell>
              <table:table-cell office:value-type="float" office:value="7.6568314">
                <text:p>7.65683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0819">
                <text:p>7.370819</text:p>
              </table:table-cell>
              <table:table-cell office:value-type="float" office:value="19.2014874">
                <text:p>19.2014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4460879">
                <text:p>7.4460879</text:p>
              </table:table-cell>
              <table:table-cell office:value-type="float" office:value="19.3747827">
                <text:p>19.3747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114834">
                <text:p>7.114834</text:p>
              </table:table-cell>
              <table:table-cell office:value-type="float" office:value="20.3204852">
                <text:p>20.3204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696624">
                <text:p>7.0696624</text:p>
              </table:table-cell>
              <table:table-cell office:value-type="float" office:value="19.2119695">
                <text:p>19.21196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8622308">
                <text:p>6.8622308</text:p>
              </table:table-cell>
              <table:table-cell office:value-type="float" office:value="19.2225367">
                <text:p>19.22253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236899">
                <text:p>4.5236899</text:p>
              </table:table-cell>
              <table:table-cell office:value-type="float" office:value="6.5807763">
                <text:p>6.58077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7376007">
                <text:p>6.7376007</text:p>
              </table:table-cell>
              <table:table-cell office:value-type="float" office:value="19.5588245">
                <text:p>19.5588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8098008">
                <text:p>6.8098008</text:p>
              </table:table-cell>
              <table:table-cell office:value-type="float" office:value="19.1847423">
                <text:p>19.1847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7875574">
                <text:p>6.7875574</text:p>
              </table:table-cell>
              <table:table-cell office:value-type="float" office:value="20.0216533">
                <text:p>20.0216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0378127">
                <text:p>7.0378127</text:p>
              </table:table-cell>
              <table:table-cell office:value-type="float" office:value="19.1637412">
                <text:p>19.16374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914511">
                <text:p>6.6914511</text:p>
              </table:table-cell>
              <table:table-cell office:value-type="float" office:value="18.6615104">
                <text:p>18.6615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960584">
                <text:p>7.1960584</text:p>
              </table:table-cell>
              <table:table-cell office:value-type="float" office:value="18.2595054">
                <text:p>18.2595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71656">
                <text:p>7.871656</text:p>
              </table:table-cell>
              <table:table-cell office:value-type="float" office:value="19.3868371">
                <text:p>19.3868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2803112">
                <text:p>4.2803112</text:p>
              </table:table-cell>
              <table:table-cell office:value-type="float" office:value="6.0175519">
                <text:p>6.01755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4269631">
                <text:p>6.4269631</text:p>
              </table:table-cell>
              <table:table-cell office:value-type="float" office:value="18.6481666">
                <text:p>18.64816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926474">
                <text:p>4.1926474</text:p>
              </table:table-cell>
              <table:table-cell office:value-type="float" office:value="6.8442963">
                <text:p>6.844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774893">
                <text:p>4.2774893</text:p>
              </table:table-cell>
              <table:table-cell office:value-type="float" office:value="7.2633688">
                <text:p>7.26336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659258">
                <text:p>4.0659258</text:p>
              </table:table-cell>
              <table:table-cell office:value-type="float" office:value="6.6982413">
                <text:p>6.6982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960769">
                <text:p>6.7960769</text:p>
              </table:table-cell>
              <table:table-cell office:value-type="float" office:value="19.2953917">
                <text:p>19.29539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82225">
                <text:p>7.482225</text:p>
              </table:table-cell>
              <table:table-cell office:value-type="float" office:value="18.5957466">
                <text:p>18.59574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782565">
                <text:p>7.1782565</text:p>
              </table:table-cell>
              <table:table-cell office:value-type="float" office:value="18.949822">
                <text:p>18.9498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985261">
                <text:p>7.3985261</text:p>
              </table:table-cell>
              <table:table-cell office:value-type="float" office:value="18.2763811">
                <text:p>18.27638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266349">
                <text:p>7.1266349</text:p>
              </table:table-cell>
              <table:table-cell office:value-type="float" office:value="20.2733325">
                <text:p>20.2733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83019">
                <text:p>4.183019</text:p>
              </table:table-cell>
              <table:table-cell office:value-type="float" office:value="6.3090931">
                <text:p>6.30909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225378">
                <text:p>6.6225378</text:p>
              </table:table-cell>
              <table:table-cell office:value-type="float" office:value="19.0944049">
                <text:p>19.0944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7972164">
                <text:p>6.7972164</text:p>
              </table:table-cell>
              <table:table-cell office:value-type="float" office:value="17.8390934">
                <text:p>17.83909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989237">
                <text:p>3.8989237</text:p>
              </table:table-cell>
              <table:table-cell office:value-type="float" office:value="6.5931376">
                <text:p>6.5931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965565">
                <text:p>6.6965565</text:p>
              </table:table-cell>
              <table:table-cell office:value-type="float" office:value="18.6017575">
                <text:p>18.60175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6219921">
                <text:p>7.6219921</text:p>
              </table:table-cell>
              <table:table-cell office:value-type="float" office:value="19.1113631">
                <text:p>19.11136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0943533">
                <text:p>4.0943533</text:p>
              </table:table-cell>
              <table:table-cell office:value-type="float" office:value="7.6990569">
                <text:p>7.69905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787916">
                <text:p>6.9787916</text:p>
              </table:table-cell>
              <table:table-cell office:value-type="float" office:value="18.7172276">
                <text:p>18.7172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0624146">
                <text:p>7.0624146</text:p>
              </table:table-cell>
              <table:table-cell office:value-type="float" office:value="19.7715165">
                <text:p>19.7715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722235">
                <text:p>7.3722235</text:p>
              </table:table-cell>
              <table:table-cell office:value-type="float" office:value="17.9519472">
                <text:p>17.95194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620632">
                <text:p>3.8620632</text:p>
              </table:table-cell>
              <table:table-cell office:value-type="float" office:value="5.734895">
                <text:p>5.7348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889264">
                <text:p>3.6889264</text:p>
              </table:table-cell>
              <table:table-cell office:value-type="float" office:value="6.9055535">
                <text:p>6.9055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558634">
                <text:p>6.9558634</text:p>
              </table:table-cell>
              <table:table-cell office:value-type="float" office:value="19.4412107">
                <text:p>19.44121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1462289">
                <text:p>7.1462289</text:p>
              </table:table-cell>
              <table:table-cell office:value-type="float" office:value="19.1903282">
                <text:p>19.1903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260765">
                <text:p>3.6260765</text:p>
              </table:table-cell>
              <table:table-cell office:value-type="float" office:value="5.8372396">
                <text:p>5.8372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7179895">
                <text:p>6.7179895</text:p>
              </table:table-cell>
              <table:table-cell office:value-type="float" office:value="20.9826622">
                <text:p>20.98266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568348">
                <text:p>7.2568348</text:p>
              </table:table-cell>
              <table:table-cell office:value-type="float" office:value="19.7269757">
                <text:p>19.72697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4475174">
                <text:p>7.4475174</text:p>
              </table:table-cell>
              <table:table-cell office:value-type="float" office:value="18.5276453">
                <text:p>18.52764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8536612">
                <text:p>6.8536612</text:p>
              </table:table-cell>
              <table:table-cell office:value-type="float" office:value="19.7131625">
                <text:p>19.7131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1284399">
                <text:p>7.1284399</text:p>
              </table:table-cell>
              <table:table-cell office:value-type="float" office:value="19.0364968">
                <text:p>19.03649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7428504">
                <text:p>6.7428504</text:p>
              </table:table-cell>
              <table:table-cell office:value-type="float" office:value="19.7021693">
                <text:p>19.70216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9733417">
                <text:p>6.9733417</text:p>
              </table:table-cell>
              <table:table-cell office:value-type="float" office:value="17.5692762">
                <text:p>17.56927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4529018">
                <text:p>7.4529018</text:p>
              </table:table-cell>
              <table:table-cell office:value-type="float" office:value="18.6857485">
                <text:p>18.68574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489773">
                <text:p>7.489773</text:p>
              </table:table-cell>
              <table:table-cell office:value-type="float" office:value="17.459675">
                <text:p>17.459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2343676">
                <text:p>7.2343676</text:p>
              </table:table-cell>
              <table:table-cell office:value-type="float" office:value="19.9709976">
                <text:p>19.9709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7200492">
                <text:p>3.7200492</text:p>
              </table:table-cell>
              <table:table-cell office:value-type="float" office:value="6.6164495">
                <text:p>6.6164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3657822">
                <text:p>4.3657822</text:p>
              </table:table-cell>
              <table:table-cell office:value-type="float" office:value="7.6384673">
                <text:p>7.63846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5565338">
                <text:p>7.5565338</text:p>
              </table:table-cell>
              <table:table-cell office:value-type="float" office:value="18.91811">
                <text:p>18.918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77985">
                <text:p>6.877985</text:p>
              </table:table-cell>
              <table:table-cell office:value-type="float" office:value="18.3883859">
                <text:p>18.38838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9099723">
                <text:p>3.9099723</text:p>
              </table:table-cell>
              <table:table-cell office:value-type="float" office:value="6.8699851">
                <text:p>6.86998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47663">
                <text:p>7.47663</text:p>
              </table:table-cell>
              <table:table-cell office:value-type="float" office:value="19.1626601">
                <text:p>19.1626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015127">
                <text:p>3.9015127</text:p>
              </table:table-cell>
              <table:table-cell office:value-type="float" office:value="6.796891">
                <text:p>6.7968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412044">
                <text:p>6.9412044</text:p>
              </table:table-cell>
              <table:table-cell office:value-type="float" office:value="19.2261813">
                <text:p>19.2261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8957">
                <text:p>6.98957</text:p>
              </table:table-cell>
              <table:table-cell office:value-type="float" office:value="19.1000783">
                <text:p>19.10007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5759819">
                <text:p>6.5759819</text:p>
              </table:table-cell>
              <table:table-cell office:value-type="float" office:value="19.7071295">
                <text:p>19.7071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9396843">
                <text:p>6.9396843</text:p>
              </table:table-cell>
              <table:table-cell office:value-type="float" office:value="20.5204233">
                <text:p>20.5204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893967">
                <text:p>3.2893967</text:p>
              </table:table-cell>
              <table:table-cell office:value-type="float" office:value="4.8144371">
                <text:p>4.8144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4826564">
                <text:p>7.4826564</text:p>
              </table:table-cell>
              <table:table-cell office:value-type="float" office:value="19.436204">
                <text:p>19.436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5404426">
                <text:p>7.5404426</text:p>
              </table:table-cell>
              <table:table-cell office:value-type="float" office:value="18.7347296">
                <text:p>18.73472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594925">
                <text:p>6.8594925</text:p>
              </table:table-cell>
              <table:table-cell office:value-type="float" office:value="19.4548111">
                <text:p>19.4548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6360904">
                <text:p>4.6360904</text:p>
              </table:table-cell>
              <table:table-cell office:value-type="float" office:value="7.8064033">
                <text:p>7.8064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385881">
                <text:p>7.3385881</text:p>
              </table:table-cell>
              <table:table-cell office:value-type="float" office:value="18.3120554">
                <text:p>18.31205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5983411">
                <text:p>6.5983411</text:p>
              </table:table-cell>
              <table:table-cell office:value-type="float" office:value="20.191469">
                <text:p>20.191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8346668">
                <text:p>6.8346668</text:p>
              </table:table-cell>
              <table:table-cell office:value-type="float" office:value="19.629831">
                <text:p>19.6298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085179">
                <text:p>7.4085179</text:p>
              </table:table-cell>
              <table:table-cell office:value-type="float" office:value="18.4756331">
                <text:p>18.47563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263192">
                <text:p>6.9263192</text:p>
              </table:table-cell>
              <table:table-cell office:value-type="float" office:value="19.086537">
                <text:p>19.0865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56604">
                <text:p>6.56604</text:p>
              </table:table-cell>
              <table:table-cell office:value-type="float" office:value="18.7217465">
                <text:p>18.72174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534899">
                <text:p>3.5534899</text:p>
              </table:table-cell>
              <table:table-cell office:value-type="float" office:value="7.2109594">
                <text:p>7.21095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388037">
                <text:p>7.0388037</text:p>
              </table:table-cell>
              <table:table-cell office:value-type="float" office:value="18.366861">
                <text:p>18.3668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552086">
                <text:p>3.6552086</text:p>
              </table:table-cell>
              <table:table-cell office:value-type="float" office:value="6.8434391">
                <text:p>6.84343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5933258">
                <text:p>3.5933258</text:p>
              </table:table-cell>
              <table:table-cell office:value-type="float" office:value="6.5619269">
                <text:p>6.5619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794435">
                <text:p>7.1794435</text:p>
              </table:table-cell>
              <table:table-cell office:value-type="float" office:value="18.8478951">
                <text:p>18.84789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7648719">
                <text:p>6.7648719</text:p>
              </table:table-cell>
              <table:table-cell office:value-type="float" office:value="18.9955253">
                <text:p>18.99552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5434452">
                <text:p>7.5434452</text:p>
              </table:table-cell>
              <table:table-cell office:value-type="float" office:value="17.9936692">
                <text:p>17.9936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856631">
                <text:p>3.7856631</text:p>
              </table:table-cell>
              <table:table-cell office:value-type="float" office:value="5.2488359">
                <text:p>5.24883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4061273">
                <text:p>3.4061273</text:p>
              </table:table-cell>
              <table:table-cell office:value-type="float" office:value="7.1946901">
                <text:p>7.19469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9418555">
                <text:p>6.9418555</text:p>
              </table:table-cell>
              <table:table-cell office:value-type="float" office:value="19.2388808">
                <text:p>19.23888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1094909">
                <text:p>4.1094909</text:p>
              </table:table-cell>
              <table:table-cell office:value-type="float" office:value="6.2506034">
                <text:p>6.25060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010923">
                <text:p>3.5010923</text:p>
              </table:table-cell>
              <table:table-cell office:value-type="float" office:value="7.6160164">
                <text:p>7.61601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7381343">
                <text:p>6.7381343</text:p>
              </table:table-cell>
              <table:table-cell office:value-type="float" office:value="20.3550317">
                <text:p>20.35503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0325915">
                <text:p>7.0325915</text:p>
              </table:table-cell>
              <table:table-cell office:value-type="float" office:value="19.0018392">
                <text:p>19.0018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072773">
                <text:p>7.3072773</text:p>
              </table:table-cell>
              <table:table-cell office:value-type="float" office:value="19.4058638">
                <text:p>19.4058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1900177">
                <text:p>7.1900177</text:p>
              </table:table-cell>
              <table:table-cell office:value-type="float" office:value="18.7392339">
                <text:p>18.7392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9663606">
                <text:p>6.9663606</text:p>
              </table:table-cell>
              <table:table-cell office:value-type="float" office:value="19.2156207">
                <text:p>19.2156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2131036">
                <text:p>4.2131036</text:p>
              </table:table-cell>
              <table:table-cell office:value-type="float" office:value="8.1471514">
                <text:p>8.14715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734854">
                <text:p>3.9734854</text:p>
              </table:table-cell>
              <table:table-cell office:value-type="float" office:value="6.8390432">
                <text:p>6.8390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